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6" style:master-page-name="MasterPage2" style:family="paragraph" style:name="P41">
      <style:paragraph-properties fo:break-before="page"/>
    </style:style>
    <style:style style:parent-style-name="715" style:family="text" style:name="T226">
      <style:text-properties fo:font-weight="bold"/>
    </style:style>
    <style:style style:parent-style-name="715" style:family="text" style:name="T227">
      <style:text-properties fo:language="el" fo:country="GR"/>
    </style:style>
    <style:style style:parent-style-name="716" style:family="paragraph" style:name="P42">
      <style:text-properties fo:font-weight="bold"/>
      <style:paragraph-properties/>
    </style:style>
    <style:style style:family="text" style:name="T228">
      <style:text-properties fo:font-weight="bold"/>
    </style:style>
    <style:style style:family="text" style:name="T229">
      <style:text-properties fo:font-weight="bold"/>
    </style:style>
    <style:style style:parent-style-name="716" style:family="paragraph" style:name="P43">
      <style:paragraph-properties/>
    </style:style>
    <style:style style:parent-style-name="716" style:family="paragraph" style:name="P44">
      <style:paragraph-properties/>
    </style:style>
    <style:style style:parent-style-name="715" style:family="text" style:name="T230">
      <style:text-properties style:text-underline-type="single" style:text-underline-style="solid" style:text-underline-width="auto" style:text-underline-color="font-color" fo:font-weight="bold"/>
    </style:style>
    <style:style style:parent-style-name="716" style:list-style-name="WWNum14" style:family="paragraph" style:name="P45">
      <style:paragraph-properties/>
    </style:style>
    <style:style style:parent-style-name="715" style:family="text" style:name="T231">
      <style:text-properties fo:language="el" fo:country="GR"/>
    </style:style>
    <style:style style:parent-style-name="716" style:list-style-name="WWNum14" style:family="paragraph" style:name="P46">
      <style:paragraph-properties/>
    </style:style>
    <style:style style:parent-style-name="716" style:list-style-name="WWNum14" style:family="paragraph" style:name="P47">
      <style:paragraph-properties/>
    </style:style>
    <style:style style:parent-style-name="715" style:family="text" style:name="T232">
      <style:text-properties fo:language="en" fo:country="US"/>
    </style:style>
    <style:style style:parent-style-name="716" style:list-style-name="WWNum14" style:family="paragraph" style:name="P48">
      <style:paragraph-properties/>
    </style:style>
    <style:style style:parent-style-name="715" style:family="text" style:name="T233">
      <style:text-properties fo:language="el" fo:country="GR"/>
    </style:style>
    <style:style style:parent-style-name="716" style:list-style-name="WWNum14" style:family="paragraph" style:name="P49">
      <style:paragraph-properties/>
    </style:style>
    <style:style style:parent-style-name="715" style:family="text" style:name="T234">
      <style:text-properties fo:language="el" fo:country="GR"/>
    </style:style>
    <style:style style:parent-style-name="716" style:list-style-name="WWNum14" style:family="paragraph" style:name="P50">
      <style:paragraph-properties/>
    </style:style>
    <style:style style:parent-style-name="715" style:family="text" style:name="T235">
      <style:text-properties fo:language="el" fo:country="GR"/>
    </style:style>
    <style:style style:parent-style-name="716" style:list-style-name="WWNum14" style:family="paragraph" style:name="P51">
      <style:paragraph-properties/>
    </style:style>
    <style:style style:parent-style-name="715" style:family="text" style:name="T236">
      <style:text-properties fo:language="el" fo:country="GR"/>
    </style:style>
    <style:style style:parent-style-name="716" style:family="paragraph" style:name="P52">
      <style:paragraph-properties/>
    </style:style>
    <style:style style:parent-style-name="716" style:family="paragraph" style:name="P53">
      <style:paragraph-properties/>
    </style:style>
    <style:style style:parent-style-name="716" style:family="paragraph" style:name="P54">
      <style:paragraph-properties/>
    </style:style>
    <style:style style:parent-style-name="715" style:family="text" style:name="T237">
      <style:text-properties style:text-underline-type="single" style:text-underline-style="solid" style:text-underline-width="auto" style:text-underline-color="font-color" fo:font-weight="bold"/>
    </style:style>
    <style:style style:parent-style-name="716" style:list-style-name="WWNum30" style:family="paragraph" style:name="P55">
      <style:paragraph-properties/>
    </style:style>
    <style:style style:parent-style-name="715" style:family="text" style:name="T238">
      <style:text-properties fo:language="el" fo:country="GR"/>
    </style:style>
    <style:style style:parent-style-name="716" style:list-style-name="WWNum30" style:family="paragraph" style:name="P56">
      <style:paragraph-properties/>
    </style:style>
    <style:style style:parent-style-name="715" style:family="text" style:name="T239">
      <style:text-properties fo:language="el" fo:country="GR"/>
    </style:style>
    <style:style style:parent-style-name="715" style:family="text" style:name="T240">
      <style:text-properties fo:language="el" fo:country="GR"/>
    </style:style>
    <style:style style:parent-style-name="715" style:family="text" style:name="T241">
      <style:text-properties fo:language="el" fo:country="GR"/>
    </style:style>
    <style:style style:parent-style-name="715" style:family="text" style:name="T242">
      <style:text-properties fo:language="el" fo:country="GR" fo:font-style="italic"/>
    </style:style>
    <style:style style:parent-style-name="715" style:family="text" style:name="T243">
      <style:text-properties fo:language="el" fo:country="GR"/>
    </style:style>
    <style:style style:parent-style-name="715" style:family="text" style:name="T244">
      <style:text-properties fo:language="el" fo:country="GR" fo:font-style="italic"/>
    </style:style>
    <style:style style:parent-style-name="715" style:family="text" style:name="T245">
      <style:text-properties fo:language="el" fo:country="GR" fo:font-style="italic"/>
    </style:style>
    <style:style style:parent-style-name="716" style:list-style-name="WWNum30" style:family="paragraph" style:name="P57">
      <style:paragraph-properties/>
    </style:style>
    <style:style style:parent-style-name="715" style:family="text" style:name="T246">
      <style:text-properties fo:language="el" fo:country="GR"/>
    </style:style>
    <style:style style:parent-style-name="716" style:list-style-name="WWNum30" style:family="paragraph" style:name="P58">
      <style:paragraph-properties/>
    </style:style>
    <style:style style:parent-style-name="715" style:family="text" style:name="T247">
      <style:text-properties fo:language="el" fo:country="GR"/>
    </style:style>
    <style:style style:parent-style-name="716" style:list-style-name="WWNum30" style:family="paragraph" style:name="P59">
      <style:paragraph-properties/>
    </style:style>
    <style:style style:parent-style-name="715" style:family="text" style:name="T248">
      <style:text-properties fo:language="el" fo:country="GR"/>
    </style:style>
    <style:style style:parent-style-name="715" style:family="text" style:name="T249">
      <style:text-properties fo:language="en" fo:country="US"/>
    </style:style>
    <style:style style:parent-style-name="716" style:list-style-name="WWNum30" style:family="paragraph" style:name="P60">
      <style:paragraph-properties/>
    </style:style>
    <style:style style:parent-style-name="715" style:family="text" style:name="T250">
      <style:text-properties fo:language="el" fo:country="GR"/>
    </style:style>
    <style:style style:parent-style-name="716" style:list-style-name="WWNum30" style:family="paragraph" style:name="P61">
      <style:paragraph-properties/>
    </style:style>
    <style:style style:parent-style-name="715" style:family="text" style:name="T251">
      <style:text-properties fo:language="el" fo:country="GR"/>
    </style:style>
    <style:style style:parent-style-name="715" style:family="text" style:name="T252">
      <style:text-properties fo:language="el" fo:country="GR"/>
    </style:style>
    <style:style style:parent-style-name="715" style:family="text" style:name="T253">
      <style:text-properties fo:language="el" fo:country="GR" fo:font-style="italic"/>
    </style:style>
    <style:style style:parent-style-name="715" style:family="text" style:name="T254">
      <style:text-properties fo:language="el" fo:country="GR"/>
    </style:style>
    <style:style style:parent-style-name="715" style:family="text" style:name="T255">
      <style:text-properties style:text-line-through-type="single" fo:language="el" fo:country="GR" fo:font-style="italic"/>
    </style:style>
    <style:style style:parent-style-name="715" style:family="text" style:name="T256">
      <style:text-properties fo:language="el" fo:country="GR" fo:font-style="italic"/>
    </style:style>
    <style:style style:parent-style-name="716" style:list-style-name="WWNum30" style:family="paragraph" style:name="P62">
      <style:paragraph-properties/>
    </style:style>
    <style:style style:parent-style-name="715" style:family="text" style:name="T257">
      <style:text-properties fo:language="el" fo:country="GR"/>
    </style:style>
    <style:style style:parent-style-name="715" style:family="text" style:name="T258">
      <style:text-properties fo:language="el" fo:country="GR"/>
    </style:style>
    <style:style style:parent-style-name="715" style:family="text" style:name="T259">
      <style:text-properties fo:language="el" fo:country="GR" fo:font-style="italic"/>
    </style:style>
    <style:style style:parent-style-name="716" style:list-style-name="WWNum30" style:family="paragraph" style:name="P63">
      <style:paragraph-properties/>
    </style:style>
    <style:style style:parent-style-name="715" style:family="text" style:name="T260">
      <style:text-properties fo:language="el" fo:country="GR"/>
    </style:style>
    <style:style style:parent-style-name="715" style:family="text" style:name="T261">
      <style:text-properties fo:language="el" fo:country="GR"/>
    </style:style>
    <style:style style:parent-style-name="716" style:family="paragraph" style:name="P64">
      <style:paragraph-properties/>
    </style:style>
    <style:style style:parent-style-name="716" style:family="paragraph" style:name="P65">
      <style:paragraph-properties/>
    </style:style>
    <style:style style:parent-style-name="715" style:family="text" style:name="T262">
      <style:text-properties style:text-underline-type="single" style:text-underline-style="solid" style:text-underline-width="auto" style:text-underline-color="font-color" fo:font-weight="bold"/>
    </style:style>
    <style:style style:parent-style-name="716" style:family="paragraph" style:name="P66">
      <style:text-properties style:text-underline-type="single" style:text-underline-style="solid" style:text-underline-width="auto" style:text-underline-color="font-color" fo:font-weight="bold"/>
      <style:paragraph-properties/>
    </style:style>
    <style:style style:family="text" style:name="T263">
      <style:text-properties style:text-underline-type="single" style:text-underline-style="solid" style:text-underline-width="auto" style:text-underline-color="font-color" fo:font-weight="bold"/>
    </style:style>
    <style:style style:family="text" style:name="T264">
      <style:text-properties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24.62cm" fo:margin-left="0cm" table:align="left"/>
    </style:style>
    <style:style style:family="table-column" style:name="co1">
      <style:table-column-properties style:column-width="12.31cm"/>
    </style:style>
    <style:style style:family="table-column" style:name="co2">
      <style:table-column-properties style:column-width="12.31cm"/>
    </style:style>
    <style:style style:family="table-row" style:name="ro1">
      <style:table-row-properties/>
    </style:style>
    <style:style style:family="table-cell" style:name="ce1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716" style:family="paragraph" style:name="P67">
      <style:paragraph-properties/>
    </style:style>
    <style:style style:parent-style-name="715" style:family="text" style:name="T265">
      <style:text-properties fo:font-weight="bold"/>
    </style:style>
    <style:style style:family="table-cell" style:name="ce2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716" style:family="paragraph" style:name="P68">
      <style:paragraph-properties/>
    </style:style>
    <style:style style:parent-style-name="715" style:family="text" style:name="T266">
      <style:text-properties fo:font-weight="bold"/>
    </style:style>
    <style:style style:family="table-row" style:name="ro2">
      <style:table-row-properties/>
    </style:style>
    <style:style style:family="table-cell" style:name="ce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69">
      <style:paragraph-properties/>
    </style:style>
    <style:style style:parent-style-name="715" style:family="text" style:name="T267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70">
      <style:paragraph-properties/>
    </style:style>
    <style:style style:parent-style-name="716" style:list-style-name="WWNum16" style:family="paragraph" style:name="P71">
      <style:paragraph-properties/>
    </style:style>
    <style:style style:parent-style-name="715" style:family="text" style:name="T268">
      <style:text-properties fo:language="el" fo:country="GR"/>
    </style:style>
    <style:style style:parent-style-name="716" style:list-style-name="WWNum16" style:family="paragraph" style:name="P72">
      <style:paragraph-properties/>
    </style:style>
    <style:style style:parent-style-name="715" style:family="text" style:name="T269">
      <style:text-properties fo:language="el" fo:country="GR"/>
    </style:style>
    <style:style style:parent-style-name="715" style:family="text" style:name="T270">
      <style:text-properties fo:language="en" fo:country="US"/>
    </style:style>
    <style:style style:parent-style-name="716" style:list-style-name="WWNum16" style:family="paragraph" style:name="P73">
      <style:paragraph-properties/>
    </style:style>
    <style:style style:parent-style-name="715" style:family="text" style:name="T271">
      <style:text-properties fo:language="el" fo:country="GR"/>
    </style:style>
    <style:style style:parent-style-name="715" style:family="text" style:name="T272">
      <style:text-properties fo:language="en" fo:country="US"/>
    </style:style>
    <style:style style:parent-style-name="716" style:list-style-name="WWNum16" style:family="paragraph" style:name="P74">
      <style:paragraph-properties/>
    </style:style>
    <style:style style:parent-style-name="715" style:family="text" style:name="T273">
      <style:text-properties fo:language="el" fo:country="GR"/>
    </style:style>
    <style:style style:parent-style-name="716" style:list-style-name="WWNum16" style:family="paragraph" style:name="P75">
      <style:paragraph-properties/>
    </style:style>
    <style:style style:parent-style-name="715" style:family="text" style:name="T274">
      <style:text-properties fo:language="el" fo:country="GR"/>
    </style:style>
    <style:style style:parent-style-name="716" style:list-style-name="WWNum16" style:family="paragraph" style:name="P76">
      <style:paragraph-properties/>
    </style:style>
    <style:style style:parent-style-name="715" style:family="text" style:name="T275">
      <style:text-properties fo:language="el" fo:country="GR"/>
    </style:style>
    <style:style style:parent-style-name="716" style:list-style-name="WWNum16" style:family="paragraph" style:name="P77">
      <style:paragraph-properties/>
    </style:style>
    <style:style style:parent-style-name="715" style:family="text" style:name="T276">
      <style:text-properties fo:language="el" fo:country="GR"/>
    </style:style>
    <style:style style:parent-style-name="716" style:list-style-name="WWNum16" style:family="paragraph" style:name="P78">
      <style:paragraph-properties/>
    </style:style>
    <style:style style:parent-style-name="715" style:family="text" style:name="T277">
      <style:text-properties fo:language="el" fo:country="GR"/>
    </style:style>
    <style:style style:parent-style-name="715" style:family="text" style:name="T278">
      <style:text-properties fo:language="en" fo:country="US"/>
    </style:style>
    <style:style style:family="table-cell" style:name="ce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79">
      <style:paragraph-properties/>
    </style:style>
    <style:style style:family="table-row" style:name="ro3">
      <style:table-row-properties style:min-row-height="2.366cm"/>
    </style:style>
    <style:style style:family="table-cell" style:name="ce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80">
      <style:paragraph-properties/>
    </style:style>
    <style:style style:parent-style-name="715" style:family="text" style:name="T279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5" style:family="text" style:name="T28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5" style:family="text" style:name="T28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81">
      <style:paragraph-properties/>
    </style:style>
    <style:style style:parent-style-name="716" style:list-style-name="WWNum13" style:family="paragraph" style:name="P82">
      <style:paragraph-properties/>
    </style:style>
    <style:style style:parent-style-name="715" style:family="text" style:name="T282">
      <style:text-properties fo:language="el" fo:country="GR"/>
    </style:style>
    <style:style style:parent-style-name="716" style:list-style-name="WWNum13" style:family="paragraph" style:name="P83">
      <style:paragraph-properties/>
    </style:style>
    <style:style style:parent-style-name="715" style:family="text" style:name="T283">
      <style:text-properties fo:language="el" fo:country="GR"/>
    </style:style>
    <style:style style:parent-style-name="715" style:family="text" style:name="T284">
      <style:text-properties fo:language="en" fo:country="US"/>
    </style:style>
    <style:style style:parent-style-name="716" style:list-style-name="WWNum13" style:family="paragraph" style:name="P84">
      <style:paragraph-properties/>
    </style:style>
    <style:style style:parent-style-name="715" style:family="text" style:name="T285">
      <style:text-properties fo:language="el" fo:country="GR"/>
    </style:style>
    <style:style style:parent-style-name="715" style:family="text" style:name="T286">
      <style:text-properties fo:language="en" fo:country="US"/>
    </style:style>
    <style:style style:parent-style-name="716" style:family="paragraph" style:name="P85">
      <style:paragraph-properties fo:margin-left="1.27cm" fo:margin-right="0cm" fo:text-indent="0cm"/>
    </style:style>
    <style:style style:parent-style-name="715" style:family="text" style:name="T287">
      <style:text-properties fo:language="el" fo:country="GR"/>
    </style:style>
    <style:style style:parent-style-name="716" style:family="paragraph" style:name="P86">
      <style:paragraph-properties fo:margin-left="1.27cm" fo:margin-right="0cm" fo:text-indent="0cm"/>
    </style:style>
    <style:style style:parent-style-name="715" style:family="text" style:name="T288">
      <style:text-properties fo:language="el" fo:country="GR"/>
    </style:style>
    <style:style style:parent-style-name="716" style:list-style-name="WWNum13" style:family="paragraph" style:name="P87">
      <style:paragraph-properties/>
    </style:style>
    <style:style style:parent-style-name="715" style:family="text" style:name="T289">
      <style:text-properties fo:language="el" fo:country="GR"/>
    </style:style>
    <style:style style:parent-style-name="716" style:list-style-name="WWNum13" style:family="paragraph" style:name="P88">
      <style:paragraph-properties/>
    </style:style>
    <style:style style:parent-style-name="715" style:family="text" style:name="T290">
      <style:text-properties fo:language="el" fo:country="GR"/>
    </style:style>
    <style:style style:parent-style-name="716" style:list-style-name="WWNum13" style:family="paragraph" style:name="P89">
      <style:paragraph-properties/>
    </style:style>
    <style:style style:parent-style-name="715" style:family="text" style:name="T291">
      <style:text-properties fo:language="el" fo:country="GR"/>
    </style:style>
    <style:style style:parent-style-name="716" style:list-style-name="WWNum13" style:family="paragraph" style:name="P90">
      <style:paragraph-properties/>
    </style:style>
    <style:style style:parent-style-name="715" style:family="text" style:name="T292">
      <style:text-properties fo:language="el" fo:country="GR"/>
    </style:style>
    <style:style style:parent-style-name="715" style:family="text" style:name="T293">
      <style:text-properties fo:language="en" fo:country="US"/>
    </style:style>
    <style:style style:family="table-cell" style:name="ce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91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294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295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92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96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297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93">
      <style:paragraph-properties/>
    </style:style>
    <style:style style:parent-style-name="715" style:family="text" style:name="T298">
      <style:text-properties fo:language="el" fo:country="GR"/>
    </style:style>
    <style:style style:parent-style-name="715" style:family="text" style:name="T299">
      <style:text-properties style:text-position="super 58%" fo:language="el" fo:country="GR"/>
    </style:style>
    <style:style style:parent-style-name="715" style:family="text" style:name="T300">
      <style:text-properties fo:language="el" fo:country="GR"/>
    </style:style>
    <style:style style:parent-style-name="715" style:family="text" style:name="T301">
      <style:text-properties fo:language="el" fo:country="GR"/>
    </style:style>
    <style:style style:parent-style-name="715" style:family="text" style:name="T302">
      <style:text-properties fo:language="el" fo:country="GR"/>
    </style:style>
    <style:style style:parent-style-name="716" style:family="paragraph" style:name="P94">
      <style:text-properties fo:language="el" fo:country="GR"/>
      <style:paragraph-properties/>
    </style:style>
    <style:style style:family="text" style:name="T303">
      <style:text-properties fo:language="el" fo:country="GR"/>
    </style:style>
    <style:style style:family="text" style:name="T304">
      <style:text-properties fo:language="el" fo:country="GR"/>
    </style:style>
    <style:style style:parent-style-name="716" style:family="paragraph" style:name="P95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0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06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96">
      <style:paragraph-properties/>
    </style:style>
    <style:style style:parent-style-name="715" style:family="text" style:name="T307">
      <style:text-properties fo:language="el" fo:country="GR"/>
    </style:style>
    <style:style style:parent-style-name="715" style:family="text" style:name="T308">
      <style:text-properties style:text-position="super 58%" fo:language="el" fo:country="GR"/>
    </style:style>
    <style:style style:parent-style-name="715" style:family="text" style:name="T309">
      <style:text-properties fo:language="el" fo:country="GR"/>
    </style:style>
    <style:style style:parent-style-name="716" style:family="paragraph" style:name="P97">
      <style:paragraph-properties/>
    </style:style>
    <style:style style:parent-style-name="715" style:family="text" style:name="T310">
      <style:text-properties fo:language="el" fo:country="GR"/>
    </style:style>
    <style:style style:parent-style-name="715" style:family="text" style:name="T311">
      <style:text-properties style:text-position="super 58%" fo:language="el" fo:country="GR"/>
    </style:style>
    <style:style style:parent-style-name="715" style:family="text" style:name="T312">
      <style:text-properties fo:language="el" fo:country="GR"/>
    </style:style>
    <style:style style:parent-style-name="716" style:family="paragraph" style:name="P98">
      <style:text-properties fo:language="el" fo:country="GR"/>
      <style:paragraph-properties/>
    </style:style>
    <style:style style:family="text" style:name="T313">
      <style:text-properties fo:language="el" fo:country="GR"/>
    </style:style>
    <style:style style:family="text" style:name="T314">
      <style:text-properties fo:language="el" fo:country="GR"/>
    </style:style>
    <style:style style:parent-style-name="716" style:family="paragraph" style:name="P99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1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16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able-row" style:name="ro4">
      <style:table-row-properties style:min-row-height="2.364cm"/>
    </style:style>
    <style:style style:family="table-cell" style:name="ce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00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17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18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01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1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2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02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21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2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03">
      <style:paragraph-properties/>
    </style:style>
    <style:style style:parent-style-name="715" style:family="text" style:name="T323">
      <style:text-properties fo:language="el" fo:country="GR"/>
    </style:style>
    <style:style style:parent-style-name="715" style:family="text" style:name="T324">
      <style:text-properties style:text-position="super 58%" fo:language="el" fo:country="GR"/>
    </style:style>
    <style:style style:parent-style-name="715" style:family="text" style:name="T325">
      <style:text-properties fo:language="el" fo:country="GR"/>
    </style:style>
    <style:style style:parent-style-name="715" style:family="text" style:name="T326">
      <style:text-properties fo:language="el" fo:country="GR"/>
    </style:style>
    <style:style style:parent-style-name="715" style:family="text" style:name="T327">
      <style:text-properties fo:language="el" fo:country="GR"/>
    </style:style>
    <style:style style:parent-style-name="715" style:family="text" style:name="T328">
      <style:text-properties fo:language="el" fo:country="GR"/>
    </style:style>
    <style:style style:parent-style-name="715" style:family="text" style:name="T329">
      <style:text-properties fo:language="el" fo:country="GR"/>
    </style:style>
    <style:style style:parent-style-name="716" style:family="paragraph" style:name="P104">
      <style:text-properties fo:language="el" fo:country="GR"/>
      <style:paragraph-properties/>
    </style:style>
    <style:style style:family="text" style:name="T330">
      <style:text-properties fo:language="el" fo:country="GR"/>
    </style:style>
    <style:style style:family="text" style:name="T331">
      <style:text-properties fo:language="el" fo:country="GR"/>
    </style:style>
    <style:style style:parent-style-name="716" style:family="paragraph" style:name="P105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32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33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06">
      <style:paragraph-properties/>
    </style:style>
    <style:style style:parent-style-name="715" style:family="text" style:name="T334">
      <style:text-properties fo:language="el" fo:country="GR"/>
    </style:style>
    <style:style style:parent-style-name="715" style:family="text" style:name="T335">
      <style:text-properties style:text-position="super 58%" fo:language="el" fo:country="GR"/>
    </style:style>
    <style:style style:parent-style-name="715" style:family="text" style:name="T336">
      <style:text-properties fo:language="el" fo:country="GR"/>
    </style:style>
    <style:style style:parent-style-name="715" style:family="text" style:name="T337">
      <style:text-properties fo:language="el" fo:country="GR"/>
    </style:style>
    <style:style style:parent-style-name="716" style:family="paragraph" style:name="P107">
      <style:paragraph-properties/>
    </style:style>
    <style:style style:parent-style-name="715" style:family="text" style:name="T338">
      <style:text-properties fo:language="el" fo:country="GR"/>
    </style:style>
    <style:style style:parent-style-name="715" style:family="text" style:name="T339">
      <style:text-properties style:text-position="super 58%" fo:language="el" fo:country="GR"/>
    </style:style>
    <style:style style:parent-style-name="715" style:family="text" style:name="T340">
      <style:text-properties fo:language="el" fo:country="GR"/>
    </style:style>
    <style:style style:parent-style-name="715" style:family="text" style:name="T341">
      <style:text-properties fo:language="el" fo:country="GR"/>
    </style:style>
    <style:style style:parent-style-name="716" style:family="paragraph" style:name="P108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42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43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row" style:name="ro5">
      <style:table-row-properties/>
    </style:style>
    <style:style style:family="table-cell" style:name="ce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09">
      <style:paragraph-properties/>
    </style:style>
    <style:style style:parent-style-name="715" style:family="text" style:name="T344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10">
      <style:paragraph-properties/>
    </style:style>
    <style:style style:parent-style-name="716" style:list-style-name="WWNum19" style:family="paragraph" style:name="P111">
      <style:paragraph-properties/>
    </style:style>
    <style:style style:parent-style-name="715" style:family="text" style:name="T345">
      <style:text-properties fo:language="el" fo:country="GR"/>
    </style:style>
    <style:style style:parent-style-name="716" style:list-style-name="WWNum19" style:family="paragraph" style:name="P112">
      <style:paragraph-properties/>
    </style:style>
    <style:style style:parent-style-name="715" style:family="text" style:name="T346">
      <style:text-properties fo:language="el" fo:country="GR"/>
    </style:style>
    <style:style style:parent-style-name="716" style:list-style-name="WWNum19" style:family="paragraph" style:name="P113">
      <style:paragraph-properties/>
    </style:style>
    <style:style style:parent-style-name="715" style:family="text" style:name="T347">
      <style:text-properties fo:language="el" fo:country="GR"/>
    </style:style>
    <style:style style:parent-style-name="716" style:list-style-name="WWNum19" style:family="paragraph" style:name="P114">
      <style:paragraph-properties/>
    </style:style>
    <style:style style:parent-style-name="715" style:family="text" style:name="T348">
      <style:text-properties fo:language="el" fo:country="GR"/>
    </style:style>
    <style:style style:parent-style-name="716" style:list-style-name="WWNum19" style:family="paragraph" style:name="P115">
      <style:paragraph-properties/>
    </style:style>
    <style:style style:parent-style-name="715" style:family="text" style:name="T349">
      <style:text-properties fo:language="el" fo:country="GR"/>
    </style:style>
    <style:style style:parent-style-name="715" style:family="text" style:name="T350">
      <style:text-properties fo:language="en" fo:country="US"/>
    </style:style>
    <style:style style:parent-style-name="715" style:family="text" style:name="T351">
      <style:text-properties fo:language="el" fo:country="GR"/>
    </style:style>
    <style:style style:parent-style-name="715" style:family="text" style:name="T352">
      <style:text-properties fo:language="en" fo:country="US"/>
    </style:style>
    <style:style style:parent-style-name="715" style:family="text" style:name="T353">
      <style:text-properties fo:language="el" fo:country="GR"/>
    </style:style>
    <style:style style:parent-style-name="715" style:family="text" style:name="T354">
      <style:text-properties fo:language="el" fo:country="GR"/>
    </style:style>
    <style:style style:parent-style-name="715" style:family="text" style:name="T355">
      <style:text-properties fo:language="en" fo:country="US"/>
    </style:style>
    <style:style style:parent-style-name="715" style:family="text" style:name="T356">
      <style:text-properties fo:language="el" fo:country="GR"/>
    </style:style>
    <style:style style:parent-style-name="716" style:list-style-name="WWNum19" style:family="paragraph" style:name="P116">
      <style:paragraph-properties/>
    </style:style>
    <style:style style:parent-style-name="715" style:family="text" style:name="T357">
      <style:text-properties fo:language="el" fo:country="GR"/>
    </style:style>
    <style:style style:parent-style-name="715" style:family="text" style:name="T358">
      <style:text-properties fo:language="en" fo:country="US"/>
    </style:style>
    <style:style style:parent-style-name="715" style:family="text" style:name="T359">
      <style:text-properties fo:language="el" fo:country="GR"/>
    </style:style>
    <style:style style:parent-style-name="715" style:family="text" style:name="T360">
      <style:text-properties fo:language="el" fo:country="GR"/>
    </style:style>
    <style:style style:parent-style-name="716" style:list-style-name="WWNum19" style:family="paragraph" style:name="P117">
      <style:paragraph-properties/>
    </style:style>
    <style:style style:parent-style-name="715" style:family="text" style:name="T361">
      <style:text-properties fo:language="el" fo:country="GR"/>
    </style:style>
    <style:style style:parent-style-name="716" style:list-style-name="WWNum19" style:family="paragraph" style:name="P118">
      <style:paragraph-properties/>
    </style:style>
    <style:style style:parent-style-name="715" style:family="text" style:name="T362">
      <style:text-properties fo:language="el" fo:country="GR"/>
    </style:style>
    <style:style style:parent-style-name="716" style:list-style-name="WWNum19" style:family="paragraph" style:name="P119">
      <style:paragraph-properties/>
    </style:style>
    <style:style style:parent-style-name="715" style:family="text" style:name="T363">
      <style:text-properties fo:language="el" fo:country="GR"/>
    </style:style>
    <style:style style:parent-style-name="716" style:list-style-name="WWNum19" style:family="paragraph" style:name="P120">
      <style:paragraph-properties/>
    </style:style>
    <style:style style:parent-style-name="715" style:family="text" style:name="T364">
      <style:text-properties fo:language="el" fo:country="GR"/>
    </style:style>
    <style:style style:parent-style-name="715" style:family="text" style:name="T365">
      <style:text-properties fo:language="en" fo:country="US"/>
    </style:style>
    <style:style style:family="table-cell" style:name="ce1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21">
      <style:paragraph-properties/>
    </style:style>
    <style:style style:family="table-row" style:name="ro6">
      <style:table-row-properties/>
    </style:style>
    <style:style style:family="table-cell" style:name="ce1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22">
      <style:paragraph-properties/>
    </style:style>
    <style:style style:parent-style-name="715" style:family="text" style:name="T366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23">
      <style:paragraph-properties/>
    </style:style>
    <style:style style:parent-style-name="716" style:list-style-name="WWNum20" style:family="paragraph" style:name="P124">
      <style:paragraph-properties/>
    </style:style>
    <style:style style:parent-style-name="715" style:family="text" style:name="T367">
      <style:text-properties fo:language="el" fo:country="GR"/>
    </style:style>
    <style:style style:parent-style-name="716" style:list-style-name="WWNum20" style:family="paragraph" style:name="P125">
      <style:paragraph-properties/>
    </style:style>
    <style:style style:parent-style-name="715" style:family="text" style:name="T368">
      <style:text-properties fo:language="el" fo:country="GR"/>
    </style:style>
    <style:style style:parent-style-name="716" style:list-style-name="WWNum20" style:family="paragraph" style:name="P126">
      <style:paragraph-properties/>
    </style:style>
    <style:style style:parent-style-name="715" style:family="text" style:name="T369">
      <style:text-properties fo:language="el" fo:country="GR"/>
    </style:style>
    <style:style style:parent-style-name="716" style:list-style-name="WWNum20" style:family="paragraph" style:name="P127">
      <style:paragraph-properties/>
    </style:style>
    <style:style style:parent-style-name="715" style:family="text" style:name="T370">
      <style:text-properties fo:language="el" fo:country="GR"/>
    </style:style>
    <style:style style:parent-style-name="716" style:list-style-name="WWNum20" style:family="paragraph" style:name="P128">
      <style:paragraph-properties/>
    </style:style>
    <style:style style:parent-style-name="715" style:family="text" style:name="T371">
      <style:text-properties fo:language="el" fo:country="GR"/>
    </style:style>
    <style:style style:parent-style-name="715" style:family="text" style:name="T372">
      <style:text-properties fo:language="en" fo:country="US"/>
    </style:style>
    <style:style style:parent-style-name="715" style:family="text" style:name="T373">
      <style:text-properties fo:language="el" fo:country="GR"/>
    </style:style>
    <style:style style:parent-style-name="715" style:family="text" style:name="T374">
      <style:text-properties fo:language="el" fo:country="GR"/>
    </style:style>
    <style:style style:parent-style-name="716" style:list-style-name="WWNum20" style:family="paragraph" style:name="P129">
      <style:paragraph-properties/>
    </style:style>
    <style:style style:parent-style-name="715" style:family="text" style:name="T375">
      <style:text-properties fo:language="el" fo:country="GR"/>
    </style:style>
    <style:style style:parent-style-name="715" style:family="text" style:name="T376">
      <style:text-properties fo:language="el" fo:country="GR"/>
    </style:style>
    <style:style style:parent-style-name="716" style:list-style-name="WWNum20" style:family="paragraph" style:name="P130">
      <style:paragraph-properties/>
    </style:style>
    <style:style style:parent-style-name="715" style:family="text" style:name="T377">
      <style:text-properties fo:language="el" fo:country="GR"/>
    </style:style>
    <style:style style:parent-style-name="716" style:list-style-name="WWNum20" style:family="paragraph" style:name="P131">
      <style:paragraph-properties/>
    </style:style>
    <style:style style:parent-style-name="715" style:family="text" style:name="T378">
      <style:text-properties fo:language="el" fo:country="GR"/>
    </style:style>
    <style:style style:parent-style-name="715" style:family="text" style:name="T379">
      <style:text-properties fo:language="en" fo:country="US"/>
    </style:style>
    <style:style style:family="table-cell" style:name="ce1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32">
      <style:paragraph-properties/>
    </style:style>
    <style:style style:family="table-row" style:name="ro7">
      <style:table-row-properties/>
    </style:style>
    <style:style style:family="table-cell" style:name="ce1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33">
      <style:paragraph-properties/>
    </style:style>
    <style:style style:parent-style-name="715" style:family="text" style:name="T38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5" style:family="text" style:name="T381">
      <style:text-properties fo:language="en" fo:country="US" style:text-underline-type="single" style:text-underline-style="solid" style:text-underline-width="auto" style:text-underline-color="font-color" fo:font-weight="bold"/>
    </style:style>
    <style:style style:parent-style-name="716" style:family="paragraph" style:name="P134">
      <style:paragraph-properties/>
    </style:style>
    <style:style style:parent-style-name="716" style:list-style-name="WWNum21" style:family="paragraph" style:name="P135">
      <style:paragraph-properties/>
    </style:style>
    <style:style style:parent-style-name="715" style:family="text" style:name="T382">
      <style:text-properties fo:language="el" fo:country="GR"/>
    </style:style>
    <style:style style:parent-style-name="716" style:list-style-name="WWNum21" style:family="paragraph" style:name="P136">
      <style:paragraph-properties/>
    </style:style>
    <style:style style:parent-style-name="715" style:family="text" style:name="T383">
      <style:text-properties fo:language="el" fo:country="GR"/>
    </style:style>
    <style:style style:parent-style-name="716" style:list-style-name="WWNum21" style:family="paragraph" style:name="P137">
      <style:paragraph-properties/>
    </style:style>
    <style:style style:parent-style-name="715" style:family="text" style:name="T384">
      <style:text-properties fo:language="el" fo:country="GR"/>
    </style:style>
    <style:style style:parent-style-name="716" style:list-style-name="WWNum21" style:family="paragraph" style:name="P138">
      <style:paragraph-properties/>
    </style:style>
    <style:style style:parent-style-name="715" style:family="text" style:name="T385">
      <style:text-properties fo:language="el" fo:country="GR"/>
    </style:style>
    <style:style style:parent-style-name="715" style:family="text" style:name="T386">
      <style:text-properties fo:language="en" fo:country="US"/>
    </style:style>
    <style:style style:parent-style-name="715" style:family="text" style:name="T387">
      <style:text-properties fo:language="el" fo:country="GR"/>
    </style:style>
    <style:style style:parent-style-name="716" style:list-style-name="WWNum21" style:family="paragraph" style:name="P139">
      <style:paragraph-properties/>
    </style:style>
    <style:style style:parent-style-name="715" style:family="text" style:name="T388">
      <style:text-properties fo:language="el" fo:country="GR"/>
    </style:style>
    <style:style style:parent-style-name="716" style:list-style-name="WWNum21" style:family="paragraph" style:name="P140">
      <style:paragraph-properties/>
    </style:style>
    <style:style style:parent-style-name="715" style:family="text" style:name="T389">
      <style:text-properties fo:language="el" fo:country="GR"/>
    </style:style>
    <style:style style:parent-style-name="716" style:list-style-name="WWNum21" style:family="paragraph" style:name="P141">
      <style:paragraph-properties/>
    </style:style>
    <style:style style:parent-style-name="715" style:family="text" style:name="T390">
      <style:text-properties fo:language="el" fo:country="GR"/>
    </style:style>
    <style:style style:parent-style-name="715" style:family="text" style:name="T391">
      <style:text-properties fo:language="en" fo:country="US"/>
    </style:style>
    <style:style style:parent-style-name="715" style:family="text" style:name="T392">
      <style:text-properties fo:language="el" fo:country="GR"/>
    </style:style>
    <style:style style:parent-style-name="716" style:list-style-name="WWNum21" style:family="paragraph" style:name="P142">
      <style:paragraph-properties/>
    </style:style>
    <style:style style:parent-style-name="715" style:family="text" style:name="T393">
      <style:text-properties fo:language="el" fo:country="GR"/>
    </style:style>
    <style:style style:parent-style-name="716" style:list-style-name="WWNum21" style:family="paragraph" style:name="P143">
      <style:paragraph-properties/>
    </style:style>
    <style:style style:parent-style-name="715" style:family="text" style:name="T394">
      <style:text-properties fo:language="el" fo:country="GR"/>
    </style:style>
    <style:style style:parent-style-name="715" style:family="text" style:name="T395">
      <style:text-properties fo:language="en" fo:country="US"/>
    </style:style>
    <style:style style:parent-style-name="715" style:family="text" style:name="T396">
      <style:text-properties fo:language="el" fo:country="GR"/>
    </style:style>
    <style:style style:parent-style-name="715" style:family="text" style:name="T397">
      <style:text-properties fo:language="el" fo:country="GR"/>
    </style:style>
    <style:style style:family="table-cell" style:name="ce1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44">
      <style:paragraph-properties/>
    </style:style>
    <style:style style:family="table-row" style:name="ro8">
      <style:table-row-properties/>
    </style:style>
    <style:style style:family="table-cell" style:name="ce1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45">
      <style:paragraph-properties/>
    </style:style>
    <style:style style:parent-style-name="715" style:family="text" style:name="T398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46">
      <style:paragraph-properties/>
    </style:style>
    <style:style style:parent-style-name="716" style:list-style-name="WWNum22" style:family="paragraph" style:name="P147">
      <style:paragraph-properties/>
    </style:style>
    <style:style style:parent-style-name="715" style:family="text" style:name="T399">
      <style:text-properties fo:language="el" fo:country="GR"/>
    </style:style>
    <style:style style:parent-style-name="716" style:list-style-name="WWNum22" style:family="paragraph" style:name="P148">
      <style:paragraph-properties/>
    </style:style>
    <style:style style:parent-style-name="715" style:family="text" style:name="T400">
      <style:text-properties fo:language="el" fo:country="GR"/>
    </style:style>
    <style:style style:parent-style-name="716" style:list-style-name="WWNum22" style:family="paragraph" style:name="P149">
      <style:paragraph-properties/>
    </style:style>
    <style:style style:parent-style-name="715" style:family="text" style:name="T401">
      <style:text-properties fo:language="el" fo:country="GR"/>
    </style:style>
    <style:style style:parent-style-name="716" style:list-style-name="WWNum22" style:family="paragraph" style:name="P150">
      <style:paragraph-properties/>
    </style:style>
    <style:style style:parent-style-name="715" style:family="text" style:name="T402">
      <style:text-properties fo:language="el" fo:country="GR"/>
    </style:style>
    <style:style style:parent-style-name="716" style:list-style-name="WWNum22" style:family="paragraph" style:name="P151">
      <style:paragraph-properties/>
    </style:style>
    <style:style style:parent-style-name="715" style:family="text" style:name="T403">
      <style:text-properties fo:language="el" fo:country="GR"/>
    </style:style>
    <style:style style:parent-style-name="716" style:list-style-name="WWNum22" style:family="paragraph" style:name="P152">
      <style:paragraph-properties/>
    </style:style>
    <style:style style:parent-style-name="715" style:family="text" style:name="T404">
      <style:text-properties fo:language="el" fo:country="GR"/>
    </style:style>
    <style:style style:parent-style-name="716" style:list-style-name="WWNum22" style:family="paragraph" style:name="P153">
      <style:paragraph-properties/>
    </style:style>
    <style:style style:parent-style-name="715" style:family="text" style:name="T405">
      <style:text-properties fo:language="el" fo:country="GR"/>
    </style:style>
    <style:style style:parent-style-name="716" style:list-style-name="WWNum22" style:family="paragraph" style:name="P154">
      <style:paragraph-properties/>
    </style:style>
    <style:style style:parent-style-name="715" style:family="text" style:name="T406">
      <style:text-properties fo:language="el" fo:country="GR"/>
    </style:style>
    <style:style style:parent-style-name="716" style:list-style-name="WWNum22" style:family="paragraph" style:name="P155">
      <style:paragraph-properties/>
    </style:style>
    <style:style style:parent-style-name="715" style:family="text" style:name="T407">
      <style:text-properties fo:language="el" fo:country="GR"/>
    </style:style>
    <style:style style:parent-style-name="715" style:family="text" style:name="T408">
      <style:text-properties fo:language="en" fo:country="US"/>
    </style:style>
    <style:style style:family="table-cell" style:name="ce1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56">
      <style:paragraph-properties/>
    </style:style>
    <style:style style:family="table-row" style:name="ro9">
      <style:table-row-properties style:min-row-height="2.366cm"/>
    </style:style>
    <style:style style:family="table-cell" style:name="ce1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57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0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1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58">
      <style:paragraph-properties/>
    </style:style>
    <style:style style:parent-style-name="716" style:list-style-name="WWNum23" style:family="paragraph" style:name="P159">
      <style:paragraph-properties/>
    </style:style>
    <style:style style:parent-style-name="715" style:family="text" style:name="T411">
      <style:text-properties fo:language="el" fo:country="GR"/>
    </style:style>
    <style:style style:parent-style-name="716" style:list-style-name="WWNum23" style:family="paragraph" style:name="P160">
      <style:paragraph-properties/>
    </style:style>
    <style:style style:parent-style-name="715" style:family="text" style:name="T412">
      <style:text-properties fo:language="el" fo:country="GR"/>
    </style:style>
    <style:style style:parent-style-name="716" style:list-style-name="WWNum23" style:family="paragraph" style:name="P161">
      <style:paragraph-properties/>
    </style:style>
    <style:style style:parent-style-name="715" style:family="text" style:name="T413">
      <style:text-properties fo:language="el" fo:country="GR"/>
    </style:style>
    <style:style style:parent-style-name="716" style:list-style-name="WWNum23" style:family="paragraph" style:name="P162">
      <style:paragraph-properties/>
    </style:style>
    <style:style style:parent-style-name="715" style:family="text" style:name="T414">
      <style:text-properties fo:language="el" fo:country="GR"/>
    </style:style>
    <style:style style:parent-style-name="716" style:family="paragraph" style:name="P163">
      <style:text-properties fo:language="el" fo:country="GR"/>
      <style:paragraph-properties fo:margin-left="1.27cm" fo:margin-right="0cm" fo:text-indent="0cm"/>
    </style:style>
    <style:style style:family="text" style:name="T415">
      <style:text-properties fo:language="el" fo:country="GR"/>
    </style:style>
    <style:style style:family="text" style:name="T416">
      <style:text-properties fo:language="el" fo:country="GR"/>
    </style:style>
    <style:style style:parent-style-name="716" style:family="paragraph" style:name="P164">
      <style:text-properties fo:language="el" fo:country="GR"/>
      <style:paragraph-properties fo:margin-left="1.27cm" fo:margin-right="0cm" fo:text-indent="0cm"/>
    </style:style>
    <style:style style:family="text" style:name="T417">
      <style:text-properties fo:language="el" fo:country="GR"/>
    </style:style>
    <style:style style:family="text" style:name="T418">
      <style:text-properties fo:language="el" fo:country="GR"/>
    </style:style>
    <style:style style:parent-style-name="716" style:list-style-name="WWNum23" style:family="paragraph" style:name="P165">
      <style:paragraph-properties/>
    </style:style>
    <style:style style:parent-style-name="715" style:family="text" style:name="T419">
      <style:text-properties fo:language="el" fo:country="GR"/>
    </style:style>
    <style:style style:parent-style-name="715" style:family="text" style:name="T420">
      <style:text-properties fo:language="en" fo:country="US"/>
    </style:style>
    <style:style style:parent-style-name="715" style:family="text" style:name="T421">
      <style:text-properties fo:language="el" fo:country="GR"/>
    </style:style>
    <style:style style:parent-style-name="715" style:family="text" style:name="T422">
      <style:text-properties fo:language="el" fo:country="GR"/>
    </style:style>
    <style:style style:parent-style-name="716" style:list-style-name="WWNum23" style:family="paragraph" style:name="P166">
      <style:text-properties fo:language="el" fo:country="GR"/>
      <style:paragraph-properties/>
    </style:style>
    <style:style style:family="text" style:name="T423">
      <style:text-properties fo:language="el" fo:country="GR"/>
    </style:style>
    <style:style style:family="text" style:name="T424">
      <style:text-properties fo:language="el" fo:country="GR"/>
    </style:style>
    <style:style style:parent-style-name="716" style:list-style-name="WWNum23" style:family="paragraph" style:name="P167">
      <style:paragraph-properties/>
    </style:style>
    <style:style style:parent-style-name="715" style:family="text" style:name="T425">
      <style:text-properties fo:language="el" fo:country="GR"/>
    </style:style>
    <style:style style:parent-style-name="715" style:family="text" style:name="T426">
      <style:text-properties fo:language="en" fo:country="US"/>
    </style:style>
    <style:style style:parent-style-name="716" style:family="paragraph" style:name="P168">
      <style:text-properties fo:language="el" fo:country="GR"/>
      <style:paragraph-properties/>
    </style:style>
    <style:style style:family="text" style:name="T427">
      <style:text-properties fo:language="el" fo:country="GR"/>
    </style:style>
    <style:style style:family="text" style:name="T428">
      <style:text-properties fo:language="el" fo:country="GR"/>
    </style:style>
    <style:style style:family="table-cell" style:name="ce1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6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2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3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7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31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3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71">
      <style:paragraph-properties/>
    </style:style>
    <style:style style:parent-style-name="715" style:family="text" style:name="T433">
      <style:text-properties fo:language="el" fo:country="GR"/>
    </style:style>
    <style:style style:parent-style-name="715" style:family="text" style:name="T434">
      <style:text-properties style:text-position="super 58%" fo:language="el" fo:country="GR"/>
    </style:style>
    <style:style style:parent-style-name="715" style:family="text" style:name="T435">
      <style:text-properties fo:language="el" fo:country="GR"/>
    </style:style>
    <style:style style:parent-style-name="716" style:family="paragraph" style:name="P172">
      <style:text-properties fo:language="el" fo:country="GR"/>
      <style:paragraph-properties/>
    </style:style>
    <style:style style:family="text" style:name="T436">
      <style:text-properties fo:language="el" fo:country="GR"/>
    </style:style>
    <style:style style:family="text" style:name="T437">
      <style:text-properties fo:language="el" fo:country="GR"/>
    </style:style>
    <style:style style:parent-style-name="716" style:family="paragraph" style:name="P17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38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39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74">
      <style:paragraph-properties/>
    </style:style>
    <style:style style:parent-style-name="715" style:family="text" style:name="T440">
      <style:text-properties fo:language="el" fo:country="GR"/>
    </style:style>
    <style:style style:parent-style-name="715" style:family="text" style:name="T441">
      <style:text-properties style:text-position="super 58%" fo:language="el" fo:country="GR"/>
    </style:style>
    <style:style style:parent-style-name="715" style:family="text" style:name="T442">
      <style:text-properties fo:language="el" fo:country="GR"/>
    </style:style>
    <style:style style:parent-style-name="715" style:family="text" style:name="T443">
      <style:text-properties fo:language="el" fo:country="GR"/>
    </style:style>
    <style:style style:parent-style-name="716" style:family="paragraph" style:name="P175">
      <style:paragraph-properties/>
    </style:style>
    <style:style style:parent-style-name="715" style:family="text" style:name="T444">
      <style:text-properties fo:language="el" fo:country="GR"/>
    </style:style>
    <style:style style:parent-style-name="715" style:family="text" style:name="T445">
      <style:text-properties style:text-position="super 58%" fo:language="el" fo:country="GR"/>
    </style:style>
    <style:style style:parent-style-name="715" style:family="text" style:name="T446">
      <style:text-properties fo:language="el" fo:country="GR"/>
    </style:style>
    <style:style style:parent-style-name="715" style:family="text" style:name="T447">
      <style:text-properties fo:language="el" fo:country="GR"/>
    </style:style>
    <style:style style:parent-style-name="715" style:family="text" style:name="T448">
      <style:text-properties fo:language="en" fo:country="US"/>
    </style:style>
    <style:style style:parent-style-name="716" style:family="paragraph" style:name="P176">
      <style:paragraph-properties/>
    </style:style>
    <style:style style:parent-style-name="715" style:family="text" style:name="T449">
      <style:text-properties fo:language="el" fo:country="GR"/>
    </style:style>
    <style:style style:parent-style-name="715" style:family="text" style:name="T450">
      <style:text-properties style:text-position="super 58%" fo:language="el" fo:country="GR"/>
    </style:style>
    <style:style style:parent-style-name="715" style:family="text" style:name="T451">
      <style:text-properties fo:language="el" fo:country="GR"/>
    </style:style>
    <style:style style:family="table-row" style:name="ro10">
      <style:table-row-properties style:min-row-height="2.364cm"/>
    </style:style>
    <style:style style:family="table-cell" style:name="ce1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77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52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53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2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78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54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55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79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56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57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80">
      <style:paragraph-properties/>
    </style:style>
    <style:style style:parent-style-name="715" style:family="text" style:name="T458">
      <style:text-properties fo:language="el" fo:country="GR"/>
    </style:style>
    <style:style style:parent-style-name="715" style:family="text" style:name="T459">
      <style:text-properties style:text-position="super 58%" fo:language="el" fo:country="GR"/>
    </style:style>
    <style:style style:parent-style-name="715" style:family="text" style:name="T460">
      <style:text-properties fo:language="el" fo:country="GR"/>
    </style:style>
    <style:style style:parent-style-name="716" style:family="paragraph" style:name="P181">
      <style:text-properties fo:language="el" fo:country="GR"/>
      <style:paragraph-properties/>
    </style:style>
    <style:style style:family="text" style:name="T461">
      <style:text-properties fo:language="el" fo:country="GR"/>
    </style:style>
    <style:style style:family="text" style:name="T462">
      <style:text-properties fo:language="el" fo:country="GR"/>
    </style:style>
    <style:style style:parent-style-name="716" style:family="paragraph" style:name="P182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63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64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83">
      <style:paragraph-properties/>
    </style:style>
    <style:style style:parent-style-name="715" style:family="text" style:name="T465">
      <style:text-properties fo:language="el" fo:country="GR"/>
    </style:style>
    <style:style style:parent-style-name="715" style:family="text" style:name="T466">
      <style:text-properties style:text-position="super 58%" fo:language="el" fo:country="GR"/>
    </style:style>
    <style:style style:parent-style-name="715" style:family="text" style:name="T467">
      <style:text-properties fo:language="el" fo:country="GR"/>
    </style:style>
    <style:style style:parent-style-name="715" style:family="text" style:name="T468">
      <style:text-properties fo:language="el" fo:country="GR"/>
    </style:style>
    <style:style style:parent-style-name="716" style:family="paragraph" style:name="P184">
      <style:paragraph-properties/>
    </style:style>
    <style:style style:parent-style-name="715" style:family="text" style:name="T469">
      <style:text-properties fo:language="el" fo:country="GR"/>
    </style:style>
    <style:style style:parent-style-name="715" style:family="text" style:name="T470">
      <style:text-properties style:text-position="super 58%" fo:language="el" fo:country="GR"/>
    </style:style>
    <style:style style:parent-style-name="715" style:family="text" style:name="T471">
      <style:text-properties fo:language="el" fo:country="GR"/>
    </style:style>
    <style:style style:family="table-row" style:name="ro11">
      <style:table-row-properties/>
    </style:style>
    <style:style style:family="table-cell" style:name="ce2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85">
      <style:paragraph-properties/>
    </style:style>
    <style:style style:parent-style-name="715" style:family="text" style:name="T472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86">
      <style:paragraph-properties/>
    </style:style>
    <style:style style:parent-style-name="716" style:list-style-name="WWNum25" style:family="paragraph" style:name="P187">
      <style:paragraph-properties/>
    </style:style>
    <style:style style:parent-style-name="715" style:family="text" style:name="T473">
      <style:text-properties fo:language="el" fo:country="GR"/>
    </style:style>
    <style:style style:parent-style-name="716" style:family="paragraph" style:name="P188">
      <style:text-properties fo:language="el" fo:country="GR"/>
      <style:paragraph-properties/>
    </style:style>
    <style:style style:family="text" style:name="T474">
      <style:text-properties fo:language="el" fo:country="GR"/>
    </style:style>
    <style:style style:family="text" style:name="T475">
      <style:text-properties fo:language="el" fo:country="GR"/>
    </style:style>
    <style:style style:parent-style-name="716" style:family="paragraph" style:name="P189">
      <style:text-properties fo:language="el" fo:country="GR"/>
      <style:paragraph-properties/>
    </style:style>
    <style:style style:family="text" style:name="T476">
      <style:text-properties fo:language="el" fo:country="GR"/>
    </style:style>
    <style:style style:family="text" style:name="T477">
      <style:text-properties fo:language="el" fo:country="GR"/>
    </style:style>
    <style:style style:parent-style-name="716" style:list-style-name="WWNum25" style:family="paragraph" style:name="P190">
      <style:paragraph-properties/>
    </style:style>
    <style:style style:parent-style-name="715" style:family="text" style:name="T478">
      <style:text-properties fo:language="el" fo:country="GR"/>
    </style:style>
    <style:style style:parent-style-name="715" style:family="text" style:name="T479">
      <style:text-properties fo:language="en" fo:country="US"/>
    </style:style>
    <style:style style:family="table-cell" style:name="ce2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91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80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8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92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82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83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93">
      <style:paragraph-properties/>
    </style:style>
    <style:style style:parent-style-name="715" style:family="text" style:name="T484">
      <style:text-properties fo:language="el" fo:country="GR"/>
    </style:style>
    <style:style style:parent-style-name="715" style:family="text" style:name="T485">
      <style:text-properties style:text-position="super 58%" fo:language="el" fo:country="GR"/>
    </style:style>
    <style:style style:parent-style-name="715" style:family="text" style:name="T486">
      <style:text-properties fo:language="el" fo:country="GR"/>
    </style:style>
    <style:style style:parent-style-name="716" style:family="paragraph" style:name="P194">
      <style:text-properties fo:language="el" fo:country="GR"/>
      <style:paragraph-properties/>
    </style:style>
    <style:style style:family="text" style:name="T487">
      <style:text-properties fo:language="el" fo:country="GR"/>
    </style:style>
    <style:style style:family="text" style:name="T488">
      <style:text-properties fo:language="el" fo:country="GR"/>
    </style:style>
    <style:style style:parent-style-name="716" style:family="paragraph" style:name="P195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89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90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6" style:family="paragraph" style:name="P196">
      <style:paragraph-properties/>
    </style:style>
    <style:style style:parent-style-name="715" style:family="text" style:name="T491">
      <style:text-properties fo:language="el" fo:country="GR"/>
    </style:style>
    <style:style style:parent-style-name="715" style:family="text" style:name="T492">
      <style:text-properties style:text-position="super 58%" fo:language="el" fo:country="GR"/>
    </style:style>
    <style:style style:parent-style-name="715" style:family="text" style:name="T493">
      <style:text-properties fo:language="el" fo:country="GR"/>
    </style:style>
    <style:style style:parent-style-name="715" style:family="text" style:name="T494">
      <style:text-properties fo:language="el" fo:country="GR"/>
    </style:style>
    <style:style style:parent-style-name="715" style:family="text" style:name="T495">
      <style:text-properties fo:language="el" fo:country="GR"/>
    </style:style>
    <style:style style:family="table-row" style:name="ro12">
      <style:table-row-properties/>
    </style:style>
    <style:style style:family="table-cell" style:name="ce2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197">
      <style:paragraph-properties/>
    </style:style>
    <style:style style:parent-style-name="715" style:family="text" style:name="T496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6" style:family="paragraph" style:name="P198">
      <style:paragraph-properties/>
    </style:style>
    <style:style style:parent-style-name="716" style:list-style-name="WWNum27" style:family="paragraph" style:name="P199">
      <style:paragraph-properties/>
    </style:style>
    <style:style style:parent-style-name="715" style:family="text" style:name="T497">
      <style:text-properties fo:language="el" fo:country="GR"/>
    </style:style>
    <style:style style:parent-style-name="716" style:list-style-name="WWNum27" style:family="paragraph" style:name="P200">
      <style:paragraph-properties/>
    </style:style>
    <style:style style:parent-style-name="715" style:family="text" style:name="T498">
      <style:text-properties fo:language="el" fo:country="GR"/>
    </style:style>
    <style:style style:parent-style-name="716" style:list-style-name="WWNum27" style:family="paragraph" style:name="P201">
      <style:paragraph-properties/>
    </style:style>
    <style:style style:parent-style-name="715" style:family="text" style:name="T499">
      <style:text-properties fo:language="el" fo:country="GR"/>
    </style:style>
    <style:style style:parent-style-name="716" style:list-style-name="WWNum27" style:family="paragraph" style:name="P202">
      <style:paragraph-properties/>
    </style:style>
    <style:style style:parent-style-name="715" style:family="text" style:name="T500">
      <style:text-properties fo:language="el" fo:country="GR"/>
    </style:style>
    <style:style style:parent-style-name="716" style:list-style-name="WWNum27" style:family="paragraph" style:name="P203">
      <style:paragraph-properties/>
    </style:style>
    <style:style style:parent-style-name="715" style:family="text" style:name="T501">
      <style:text-properties fo:language="el" fo:country="GR"/>
    </style:style>
    <style:style style:parent-style-name="715" style:family="text" style:name="T502">
      <style:text-properties fo:language="el" fo:country="GR"/>
    </style:style>
    <style:style style:parent-style-name="716" style:list-style-name="WWNum27" style:family="paragraph" style:name="P204">
      <style:paragraph-properties/>
    </style:style>
    <style:style style:parent-style-name="715" style:family="text" style:name="T503">
      <style:text-properties fo:language="el" fo:country="GR"/>
    </style:style>
    <style:style style:parent-style-name="715" style:family="text" style:name="T504">
      <style:text-properties fo:language="en" fo:country="US"/>
    </style:style>
    <style:style style:parent-style-name="715" style:family="text" style:name="T505">
      <style:text-properties fo:language="el" fo:country="GR"/>
    </style:style>
    <style:style style:parent-style-name="715" style:family="text" style:name="T506">
      <style:text-properties fo:language="el" fo:country="GR"/>
    </style:style>
    <style:style style:family="table-cell" style:name="ce2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6" style:family="paragraph" style:name="P205">
      <style:paragraph-properties/>
    </style:style>
    <style:style style:parent-style-name="716" style:family="paragraph" style:name="P206">
      <style:paragraph-properties/>
    </style:style>
    <style:style style:parent-style-name="716" style:family="paragraph" style:name="P207">
      <style:paragraph-properties/>
    </style:style>
    <style:style style:parent-style-name="716" style:family="paragraph" style:name="P208">
      <style:paragraph-properties/>
    </style:style>
  </office:automatic-styles>
  <office:body>
    <office:text text:use-soft-page-breaks="true">
      <text:p text:style-name="P41"><text:span text:style-name="T226">Τίτλος</text:span><text:span>: </text:span><text:span text:style-name="T227">Αίτηση-εγγραφή στον εκπαιδευτικό φορέα</text:span><text:span/></text:p>
      <text:p text:style-name="P42"><text:span text:style-name="T228"/><text:span text:style-name="T229"/><text:span/></text:p>
      <text:p text:style-name="P43"><text:span/><text:span/></text:p>
      <text:p text:style-name="P44"><text:span text:style-name="T230">1. Εντοπισμός Χειριστών</text:span><text:span/></text:p>
      <text:list text:style-name="WWNum14" text:continue-numbering="true">
        <text:list-item>
          <text:p text:style-name="P45"><text:span text:style-name="T231">Επισκέπτης-Αιτών</text:span><text:span/></text:p>
        </text:list-item>
        <text:list-item>
          <text:p text:style-name="P46"><text:span>Εκπαιδευόμενος</text:span><text:span/></text:p>
        </text:list-item>
        <text:list-item>
          <text:p text:style-name="P47"><text:span text:style-name="T232">TaxisNet</text:span><text:span/></text:p>
        </text:list-item>
        <text:list-item>
          <text:p text:style-name="P48"><text:span text:style-name="T233">Τμήμα Αιτήσεων</text:span><text:span/></text:p>
        </text:list-item>
        <text:list-item>
          <text:p text:style-name="P49"><text:span text:style-name="T234">Βάση Δεδομένων Υποψηφίων</text:span><text:span/></text:p>
        </text:list-item>
        <text:list-item>
          <text:p text:style-name="P50"><text:span text:style-name="T235">Βάση Δεδομένων Χρηστών</text:span><text:span/></text:p>
        </text:list-item>
        <text:list-item>
          <text:p text:style-name="P51"><text:span text:style-name="T236">Υπεύθυνος Εκπαιδευτικών Θεμάτων</text:span><text:span/></text:p>
        </text:list-item>
      </text:list>
      <text:p text:style-name="P52"><text:span/><text:span/></text:p>
      <text:p text:style-name="P53"><text:span/><text:span/></text:p>
      <text:p text:style-name="P54"><text:span text:style-name="T237">2. Εντοπισμός Περιπτώσεων Χρήσης</text:span><text:span/></text:p>
      <text:list text:style-name="WWNum30" text:continue-numbering="true">
        <text:list-item>
          <text:p text:style-name="P55"><text:span text:style-name="T238">Υποβολή αίτησης</text:span><text:span/></text:p>
        </text:list-item>
        <text:list-item>
          <text:p text:style-name="P56"><text:span text:style-name="T239">Ηλικιακός έλεγχος</text:span><text:span text:style-name="T240"><text:s/></text:span><text:span text:style-name="T241">(με 2 επεκτείνουσες περιπτώσεις τις </text:span><text:span text:style-name="T242">Ένταξη σε ειδική κατηγορία</text:span><text:span text:style-name="T243"> και </text:span><text:span text:style-name="T244">Εμφάνιση αρχικής κενής φόρμας υποβολής</text:span><text:span text:style-name="T245">)</text:span><text:span/></text:p>
        </text:list-item>
        <text:list-item>
          <text:p text:style-name="P57"><text:span text:style-name="T246">Δημιουργία αριθμού πρωτοκόλλου</text:span><text:span/></text:p>
        </text:list-item>
        <text:list-item>
          <text:p text:style-name="P58"><text:span text:style-name="T247">Υπολογισμός μορίων υποψηφίων</text:span><text:span/></text:p>
        </text:list-item>
        <text:list-item>
          <text:p text:style-name="P59"><text:span text:style-name="T248">Ενημέρωση αιτούντα με </text:span><text:span text:style-name="T249">email</text:span><text:span/></text:p>
        </text:list-item>
        <text:list-item>
          <text:p text:style-name="P60"><text:span text:style-name="T250">Ενημέρωση Βάσης Δεδομένων Υποψηφίων</text:span><text:span/></text:p>
        </text:list-item>
        <text:list-item>
          <text:p text:style-name="P61"><text:span>Έ</text:span><text:span text:style-name="T251">λεγχος μορίων για τον καθορισμό επιτυχόντων</text:span><text:span text:style-name="T252"> (με 2 επεκτείνουσες περιπτώσεις τις </text:span><text:span text:style-name="T253">Ενημέρωση Βάσης Δεδομένων Χρηστών</text:span><text:span text:style-name="T254"> και </text:span><text:span text:style-name="T255">Απόρριψη αίτησης</text:span><text:span text:style-name="T256">)</text:span><text:span/></text:p>
        </text:list-item>
        <text:list-item>
          <text:p text:style-name="P62"><text:span text:style-name="T257">Ενημέρωση Βάσης Δεδομένων Χρηστών</text:span><text:span text:style-name="T258"> (με 1 επεκτείνουσα περίπτωση τη </text:span><text:span text:style-name="T259">Μείωση αριθμού διαθέσιμων θέσεων εκπαιδευμένων)</text:span><text:span/></text:p>
        </text:list-item>
        <text:list-item>
          <text:p text:style-name="P63"><text:span text:style-name="T260">Δημιουργία ηλεκτρονικών λογαριασμών</text:span><text:span text:style-name="T261"/><text:span/></text:p>
        </text:list-item>
      </text:list>
      <text:p text:style-name="P64"><text:span/><text:span/></text:p>
      <text:p text:style-name="P65"><text:span text:style-name="T262">3. Περιγραφή Περιπτώσεων Χρήσης μέσω σεναρίων</text:span><text:span/></text:p>
      <text:p text:style-name="P66"><text:span text:style-name="T263"/><text:span text:style-name="T264"/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67"><text:span text:style-name="T265">Βασικές περιπτώσεις χρήσης</text:span><text:span/></text:p>
          </table:table-cell>
          <table:table-cell table:style-name="ce2">
            <text:p text:style-name="P68"><text:span text:style-name="T266">Επεκτάσεις</text:span><text:span/></text:p>
          </table:table-cell>
        </table:table-row>
        <table:table-row table:style-name="ro2">
          <table:table-cell table:style-name="ce3">
            <text:p text:style-name="P69"><text:span text:style-name="T267">Υποβολή Αίτησης</text:span><text:span/></text:p>
            <text:p text:style-name="P70"><text:span>Βήματα Κύριου Σεναρίου Επιτυχίας (ΚΣΕ):</text:span><text:span/></text:p>
            <text:list text:style-name="WWNum16" text:continue-numbering="true">
              <text:list-item>
                <text:p text:style-name="P71"><text:span text:style-name="T268">Ο επισκέπτης συμπληρώνει την αίτηση με τα στοιχεία του</text:span><text:span/></text:p>
              </text:list-item>
              <text:list-item>
                <text:p text:style-name="P72"><text:span text:style-name="T269">Εξουσιοδοτεί το σύστημα να έχει πρόσβαση στα στοιχεία του του </text:span><text:span text:style-name="T270">TaxisNet</text:span><text:span/></text:p>
              </text:list-item>
              <text:list-item>
                <text:p text:style-name="P73"><text:span text:style-name="T271">Το σύστημα δέχεται την αίτησή του και ελέγχει τα στοιχεία του μέσω </text:span><text:span text:style-name="T272">TaxisNet</text:span><text:span/></text:p>
              </text:list-item>
              <text:list-item>
                <text:p text:style-name="P74"><text:span text:style-name="T273">Περνάει τον ηλικιακό έλεγχο</text:span><text:span/></text:p>
              </text:list-item>
              <text:list-item>
                <text:p text:style-name="P75"><text:span text:style-name="T274">Το τμήμα αιτήσεων δημιουργεί αριθμό πρωτοκόλλου για τον επισκέπτη</text:span><text:span/></text:p>
              </text:list-item>
              <text:list-item>
                <text:p text:style-name="P76"><text:span text:style-name="T275">Συγκέντρωση αρκετών μορίων</text:span><text:span/></text:p>
              </text:list-item>
              <text:list-item>
                <text:p text:style-name="P77"><text:span text:style-name="T276">Δημιουργία λογαριασμού</text:span><text:span/></text:p>
              </text:list-item>
              <text:list-item>
                <text:p text:style-name="P78"><text:span text:style-name="T277">¨Ενημέρωση μέσω </text:span><text:span text:style-name="T278">email</text:span><text:span/></text:p>
              </text:list-item>
            </text:list>
          </table:table-cell>
          <table:table-cell table:style-name="ce4">
            <text:p text:style-name="P79"><text:span/><text:span/></text:p>
          </table:table-cell>
        </table:table-row>
        <table:table-row table:style-name="ro3">
          <table:table-cell table:style-name="ce5" table:number-rows-spanned="2">
            <text:p text:style-name="P80"><text:span text:style-name="T279">Έλεγχος Στοιχε</text:span><text:span text:style-name="T280">ίων</text:span><text:span text:style-name="T281"/><text:span/></text:p>
            <text:p text:style-name="P81"><text:span>Βήματα Κύριου Σεναρίου Επιτυχίας (ΚΣΕ):</text:span><text:span/></text:p>
            <text:list text:style-name="WWNum13" text:continue-numbering="true">
              <text:list-item>
                <text:p text:style-name="P82"><text:span text:style-name="T282">Ο επισκέπτης υποβάλει την αίτησή του</text:span><text:span/></text:p>
              </text:list-item>
              <text:list-item>
                <text:p text:style-name="P83"><text:span text:style-name="T283">Λαμβάνονται τα στοιχεία του από το </text:span><text:span text:style-name="T284">TaxisNet</text:span><text:span/></text:p>
              </text:list-item>
              <text:list-item>
                <text:p text:style-name="P84"><text:span text:style-name="T285">Γίνεται έλεγχος αν τα στοιχεία της αίτησης ταιριάζουν με αυτά του </text:span><text:span text:style-name="T286">TaxisNet</text:span><text:span/></text:p>
              </text:list-item>
            </text:list>
            <text:p text:style-name="P85"><text:span text:style-name="T287">[ΕΝΤΑΞΗ ΣΕ ΕΙΔΙΚΗ ΚΑΤΗΓΟΡΙΑ]</text:span><text:span/></text:p>
            <text:p text:style-name="P86"><text:span text:style-name="T288">[ΕΜΦΑΝΙΣΗ ΑΡΧΙΚΗΣ ΚΕΝΗΣ ΦΟΡΜΑΣ]</text:span><text:span/></text:p>
            <text:list text:style-name="WWNum13" text:continue-numbering="true">
              <text:list-item>
                <text:p text:style-name="P87"><text:span text:style-name="T289">Υπολογίζονται τα μόρια του επισκέπτη</text:span><text:span/></text:p>
              </text:list-item>
              <text:list-item>
                <text:p text:style-name="P88"><text:span text:style-name="T290">Είναι αρκετά για να καλύψει μια από τις διαθέσιμες θέσεις</text:span><text:span/></text:p>
              </text:list-item>
              <text:list-item>
                <text:p text:style-name="P89"><text:span text:style-name="T291">Δημιουργείται λογαριασμός στο χρήστη</text:span><text:span/></text:p>
              </text:list-item>
              <text:list-item>
                <text:p text:style-name="P90"><text:span text:style-name="T292">Ενημερώνεται με </text:span><text:span text:style-name="T293">email</text:span><text:span>­­</text:span><text:span/></text:p>
              </text:list-item>
            </text:list>
          </table:table-cell>
          <table:table-cell table:style-name="ce6">
            <text:p text:style-name="P91"><text:span text:style-name="T294">Ένταξη σε ειδική κατηγορία</text:span><text:span text:style-name="T295"/><text:span/></text:p>
            <text:p text:style-name="P92"><text:span text:style-name="T296">Συνθήκη επέκτασης:</text:span><text:span text:style-name="T297"/><text:span/></text:p>
            <text:p text:style-name="P93"><text:span text:style-name="T298">3</text:span><text:span text:style-name="T299">α</text:span><text:span text:style-name="T300">. Ο επισκέπτης είναι άνω των 50, άνεργος </text:span><text:span text:style-name="T301">ή</text:span><text:span text:style-name="T302"> δεν έχει απολυτήριο υποχρεωτικής εκπαίδευσης και εντάσσεται σε ειδική κατηγορία</text:span><text:span/></text:p>
            <text:p text:style-name="P94"><text:span text:style-name="T303"/><text:span text:style-name="T304"/><text:span/></text:p>
            <text:p text:style-name="P95"><text:span text:style-name="T305">Βήματα Σεναρίου Επέκτασης:</text:span><text:span text:style-name="T306"/><text:span/></text:p>
            <text:p text:style-name="P96"><text:span text:style-name="T307">3</text:span><text:span text:style-name="T308">α</text:span><text:span text:style-name="T309">1. Τα βήματα 4-5 παραλείπονται</text:span><text:span/></text:p>
            <text:p text:style-name="P97"><text:span text:style-name="T310">3</text:span><text:span text:style-name="T311">α</text:span><text:span text:style-name="T312">2. Ο επισκέπτης πάει κατευθείαν στο βήμα 6</text:span><text:span/></text:p>
            <text:p text:style-name="P98"><text:span text:style-name="T313"/><text:span text:style-name="T314"/><text:span/></text:p>
            <text:p text:style-name="P99"><text:span text:style-name="T315"/><text:span text:style-name="T316"/><text:span/></text:p>
          </table:table-cell>
        </table:table-row>
        <table:table-row table:style-name="ro4">
          <table:covered-table-cell>
            <text:p text:style-name="P100"><text:span text:style-name="T317"/><text:span text:style-name="T318"/><text:span/></text:p>
          </table:covered-table-cell>
          <table:table-cell table:style-name="ce8">
            <text:p text:style-name="P101"><text:span text:style-name="T319">Εμφάνιση αρχικής κενής φόρμας</text:span><text:span text:style-name="T320"/><text:span/></text:p>
            <text:p text:style-name="P102"><text:span text:style-name="T321">Συνθήκη επέκτασης:</text:span><text:span text:style-name="T322"/><text:span/></text:p>
            <text:p text:style-name="P103"><text:span text:style-name="T323">3</text:span><text:span text:style-name="T324">β</text:span><text:span text:style-name="T325">. Ο επισκέπτης είναι ανήλικος </text:span><text:span text:style-name="T326">ή υπ</text:span><text:span text:style-name="T327">άρχει λ</text:span><text:span text:style-name="T328">άθος στην α</text:span><text:span text:style-name="T329">ίτηση.</text:span><text:span/></text:p>
            <text:p text:style-name="P104"><text:span text:style-name="T330"/><text:span text:style-name="T331"/><text:span/></text:p>
            <text:p text:style-name="P105"><text:span text:style-name="T332">Βήματα Σεναρίου Επέκτασης:</text:span><text:span text:style-name="T333"/><text:span/></text:p>
            <text:p text:style-name="P106"><text:span text:style-name="T334">3</text:span><text:span text:style-name="T335">β</text:span><text:span text:style-name="T336">1. </text:span><text:span text:style-name="T337">Η αίτηση απορρίπτεται</text:span><text:span/></text:p>
            <text:p text:style-name="P107"><text:span text:style-name="T338">3</text:span><text:span text:style-name="T339">β</text:span><text:span text:style-name="T340">2. </text:span><text:span text:style-name="T341">Εμφανίζεται στον επισκέπτη η αρχική κενή φόρμα υποβολής</text:span><text:span/></text:p>
            <text:p text:style-name="P108"><text:span text:style-name="T342"/><text:span text:style-name="T343"/><text:span/></text:p>
          </table:table-cell>
        </table:table-row>
        <table:table-row table:style-name="ro5">
          <table:table-cell table:style-name="ce9">
            <text:p text:style-name="P109"><text:span text:style-name="T344">Δημιουργία αριθμού πρωτοκόλλου</text:span><text:span/></text:p>
            <text:p text:style-name="P110"><text:span>Βήματα Κύριου Σεναρίου Επιτυχίας (ΚΣΕ):</text:span><text:span/></text:p>
            <text:list text:style-name="WWNum19" text:continue-numbering="true">
              <text:list-item>
                <text:p text:style-name="P111"><text:span text:style-name="T345">Ο επισκέπτης υποβάλει αίτηση με σωστά στοιχεία</text:span><text:span/></text:p>
              </text:list-item>
              <text:list-item>
                <text:p text:style-name="P112"><text:span text:style-name="T346">Ο επισκέπτης γίνεται υποψήφιος</text:span><text:span/></text:p>
              </text:list-item>
              <text:list-item>
                <text:p text:style-name="P113"><text:span text:style-name="T347">Η αίτηση περνάει στο τμήμα αιτήσεων</text:span><text:span/></text:p>
              </text:list-item>
              <text:list-item>
                <text:p text:style-name="P114"><text:span text:style-name="T348">Το τμήμα αιτήσεων δημιουργεί αριθμό πρωτοκόλλου της αίτησης</text:span><text:span/></text:p>
              </text:list-item>
              <text:list-item>
                <text:p text:style-name="P115"><text:span text:style-name="T349">Ο υποψήφιος ενημερώνεται με </text:span><text:span text:style-name="T350">email</text:span><text:span text:style-name="T351"> (</text:span><text:span text:style-name="T352">Include</text:span><text:span text:style-name="T353"><text:s/></text:span><text:span text:style-name="T354">Ενημέρωση αιτούντα με </text:span><text:span text:style-name="T355">email</text:span><text:span text:style-name="T356">)</text:span><text:span/></text:p>
              </text:list-item>
              <text:list-item>
                <text:p text:style-name="P116"><text:span text:style-name="T357">Ενημερώνεται η βάση δεδομένων υποψηφίων (</text:span><text:span text:style-name="T358">include</text:span><text:span text:style-name="T359"><text:s/></text:span><text:span text:style-name="T360">Ενημέρωση Βάσης Δεδομένων Υποψηφίων)</text:span><text:span/></text:p>
              </text:list-item>
              <text:list-item>
                <text:p text:style-name="P117"><text:span text:style-name="T361">Υπολογίζονται τα μόρια του υποψηφίου</text:span><text:span/></text:p>
              </text:list-item>
              <text:list-item>
                <text:p text:style-name="P118"><text:span text:style-name="T362">Είναι αρκετά για να καλύψει μια από τις κενές θέσεις</text:span><text:span/></text:p>
              </text:list-item>
              <text:list-item>
                <text:p text:style-name="P119"><text:span text:style-name="T363">Δημιουργείται λογαριασμός χρήστη για τον υποψήφιο</text:span><text:span/></text:p>
              </text:list-item>
              <text:list-item>
                <text:p text:style-name="P120"><text:span text:style-name="T364">Ενημερώνεται με </text:span><text:span text:style-name="T365">email</text:span><text:span/></text:p>
              </text:list-item>
            </text:list>
          </table:table-cell>
          <table:table-cell table:style-name="ce10">
            <text:p text:style-name="P121"><text:span/><text:span/></text:p>
          </table:table-cell>
        </table:table-row>
        <table:table-row table:style-name="ro6">
          <table:table-cell table:style-name="ce11">
            <text:p text:style-name="P122"><text:span text:style-name="T366">Υπολογισμός μορίων υποψηφίων</text:span><text:span/></text:p>
            <text:p text:style-name="P123"><text:span>Βήματα Κύριου Σεναρίου Επιτυχίας (ΚΣΕ):</text:span><text:span/></text:p>
            <text:list text:style-name="WWNum20" text:continue-numbering="true">
              <text:list-item>
                <text:p text:style-name="P124"><text:span text:style-name="T367">Ο επισκέπτης έχει υποβάλει τα σωστά στοιχεία </text:span><text:span/></text:p>
              </text:list-item>
              <text:list-item>
                <text:p text:style-name="P125"><text:span text:style-name="T368">Περνάει τους ελέγχους</text:span><text:span/></text:p>
              </text:list-item>
              <text:list-item>
                <text:p text:style-name="P126"><text:span text:style-name="T369">Η αίτησή του αποκτά αριθμό πρωτοκόλλου</text:span><text:span/></text:p>
              </text:list-item>
              <text:list-item>
                <text:p text:style-name="P127"><text:span text:style-name="T370">Το τμήμα αιτήσεων υπολογίζει τα μόρια του υποψηφίου</text:span><text:span/></text:p>
              </text:list-item>
              <text:list-item>
                <text:p text:style-name="P128"><text:span text:style-name="T371">Ενημερώνεται η βάση δεδομένων υποψηφίων (</text:span><text:span text:style-name="T372">include</text:span><text:span text:style-name="T373"><text:s/></text:span><text:span text:style-name="T374">Ενημέρωση Βάσης Δεδομένων Υποψηφίων)</text:span><text:span/></text:p>
              </text:list-item>
              <text:list-item>
                <text:p text:style-name="P129"><text:span text:style-name="T375">Ελέγχεται ο αριθμός μορίων του υποψηφίου για το αν επαρκεί </text:span><text:span text:style-name="T376">για την κάλυψη μιας από τις ελεύθερες θέσεις</text:span><text:span/></text:p>
              </text:list-item>
              <text:list-item>
                <text:p text:style-name="P130"><text:span text:style-name="T377">Δημιουργείται λογαριασμός χρήστη για τον υποψήφιο</text:span><text:span/></text:p>
              </text:list-item>
              <text:list-item>
                <text:p text:style-name="P131"><text:span text:style-name="T378">Ενημερώνεται με </text:span><text:span text:style-name="T379">email</text:span><text:span/></text:p>
              </text:list-item>
            </text:list>
          </table:table-cell>
          <table:table-cell table:style-name="ce12">
            <text:p text:style-name="P132"><text:span/><text:span/></text:p>
          </table:table-cell>
        </table:table-row>
        <table:table-row table:style-name="ro7">
          <table:table-cell table:style-name="ce13">
            <text:p text:style-name="P133"><text:span text:style-name="T380">Ενημέρωση αιτούντα με </text:span><text:span text:style-name="T381">email</text:span><text:span/></text:p>
            <text:p text:style-name="P134"><text:span>Βήματα Κύριου Σεναρίου Επιτυχίας (ΚΣΕ):</text:span><text:span/></text:p>
            <text:list text:style-name="WWNum21" text:continue-numbering="true">
              <text:list-item>
                <text:p text:style-name="P135"><text:span text:style-name="T382">Ο επισκέπτης συμπληρώνει την αίτηση και την υποβάλει</text:span><text:span/></text:p>
              </text:list-item>
              <text:list-item>
                <text:p text:style-name="P136"><text:span text:style-name="T383">Περνάει τον έλεγχο των στοιχείων επιτυχώς</text:span><text:span/></text:p>
              </text:list-item>
              <text:list-item>
                <text:p text:style-name="P137"><text:span text:style-name="T384">Δημιουργείται αριθμός πρωτοκόλλου για την αίτησή του</text:span><text:span/></text:p>
              </text:list-item>
              <text:list-item>
                <text:p text:style-name="P138"><text:span text:style-name="T385">Αποστέλλεται </text:span><text:span text:style-name="T386">email</text:span><text:span text:style-name="T387"> στον αιτούντα για την ενημέρωσή του</text:span><text:span/></text:p>
              </text:list-item>
              <text:list-item>
                <text:p text:style-name="P139"><text:span text:style-name="T388">Υπολογίζονται τα μόριά του από το τμήμα αιτήσεων</text:span><text:span/></text:p>
              </text:list-item>
              <text:list-item>
                <text:p text:style-name="P140"><text:span text:style-name="T389">Ελέγχεται το αν επαρκούν για να πάρει μια από τις διαθέσιμες θέσεις</text:span><text:span/></text:p>
              </text:list-item>
              <text:list-item>
                <text:p text:style-name="P141"><text:span text:style-name="T390">Ο έλεγχος επιτυγχάνει και ο υποψήφιος ενημερώνεται με </text:span><text:span text:style-name="T391">email</text:span><text:span text:style-name="T392"> πως είναι πλέον χρήστης της πλατφόρμας</text:span><text:span/></text:p>
              </text:list-item>
              <text:list-item>
                <text:p text:style-name="P142"><text:span text:style-name="T393">Δημιουργείται ο λογαριασμός του</text:span><text:span/></text:p>
              </text:list-item>
              <text:list-item>
                <text:p text:style-name="P143"><text:span text:style-name="T394">Ενημερώνεται μέσω </text:span><text:span text:style-name="T395">email</text:span><text:span text:style-name="T396"><text:s/></text:span><text:span text:style-name="T397">για τα στοιχεία του (όνομα χρήστη, κωδικός, πλατφόρμα εκπαίδευσης)</text:span><text:span/></text:p>
              </text:list-item>
            </text:list>
          </table:table-cell>
          <table:table-cell table:style-name="ce14">
            <text:p text:style-name="P144"><text:span/><text:span/></text:p>
          </table:table-cell>
        </table:table-row>
        <table:table-row table:style-name="ro8">
          <table:table-cell table:style-name="ce15">
            <text:p text:style-name="P145"><text:span text:style-name="T398">Ενημέρωση Βάσης Δεδομένων Υποψηφίων</text:span><text:span/></text:p>
            <text:p text:style-name="P146"><text:span>Βήματα Κύριου Σεναρίου Επιτυχίας (ΚΣΕ):</text:span><text:span/></text:p>
            <text:list text:style-name="WWNum22" text:continue-numbering="true">
              <text:list-item>
                <text:p text:style-name="P147"><text:span text:style-name="T399">Ο επισκέπτης υποβάλει την αίτηση με τα στοιχεία του</text:span><text:span/></text:p>
              </text:list-item>
              <text:list-item>
                <text:p text:style-name="P148"><text:span text:style-name="T400">Τα στοιχεία του επιβεβαιώνονται</text:span><text:span/></text:p>
              </text:list-item>
              <text:list-item>
                <text:p text:style-name="P149"><text:span text:style-name="T401">Γίνεται υποψήφιος και η αίτησή του αποκτά αριθμό πρωτοκόλλου</text:span><text:span/></text:p>
              </text:list-item>
              <text:list-item>
                <text:p text:style-name="P150"><text:span text:style-name="T402">Ενημερώνεται η βάση δεδομένων υποψηφίων με μια νέα εγγραφή</text:span><text:span/></text:p>
              </text:list-item>
              <text:list-item>
                <text:p text:style-name="P151"><text:span text:style-name="T403">Υπολογίζονται τα μόρια του υποψηφίου</text:span><text:span/></text:p>
              </text:list-item>
              <text:list-item>
                <text:p text:style-name="P152"><text:span text:style-name="T404">Ενημερώνεται η βάση δεδομένων υποψηφίων με το συνολικό αριθμό μορίων του υποψηφίου</text:span><text:span/></text:p>
              </text:list-item>
              <text:list-item>
                <text:p text:style-name="P153"><text:span text:style-name="T405">Ελέγχεται με βάση αυτόν τον αριθμό αν ο υποψήφιος μπορεί να πάρει μια από τις διαθέσιμες θέσεις</text:span><text:span/></text:p>
              </text:list-item>
              <text:list-item>
                <text:p text:style-name="P154"><text:span text:style-name="T406">Δημιουργείται λογαριασμός για το χρήστη</text:span><text:span/></text:p>
              </text:list-item>
              <text:list-item>
                <text:p text:style-name="P155"><text:span text:style-name="T407">Ενημερώνεται με </text:span><text:span text:style-name="T408">email</text:span><text:span/></text:p>
              </text:list-item>
            </text:list>
          </table:table-cell>
          <table:table-cell table:style-name="ce16">
            <text:p text:style-name="P156"><text:span/><text:span/></text:p>
          </table:table-cell>
        </table:table-row>
        <table:table-row table:style-name="ro9">
          <table:table-cell table:style-name="ce17" table:number-rows-spanned="2">
            <text:p text:style-name="P157"><text:span text:style-name="T409">Έλεγχος μορίων για τον καθορισμό επιτυχόντων</text:span><text:span text:style-name="T410"/><text:span/></text:p>
            <text:p text:style-name="P158"><text:span>Βήματα Κύριου Σεναρίου Επιτυχίας (ΚΣΕ):</text:span><text:span/></text:p>
            <text:list text:style-name="WWNum23" text:continue-numbering="true">
              <text:list-item>
                <text:p text:style-name="P159"><text:span text:style-name="T411">Ο επισκέπτης κάνει αίτηση με τα στοιχεία του</text:span><text:span/></text:p>
              </text:list-item>
              <text:list-item>
                <text:p text:style-name="P160"><text:span text:style-name="T412">Τα στοιχεία του επιβεβαιώνονται</text:span><text:span/></text:p>
              </text:list-item>
              <text:list-item>
                <text:p text:style-name="P161"><text:span text:style-name="T413">Υπολογίζεται ο συνολικός αριθμός μορίων του υποψηφίου</text:span><text:span/></text:p>
              </text:list-item>
              <text:list-item>
                <text:p text:style-name="P162"><text:span text:style-name="T414">Μετά τη λήξη των αιτήσεων, αν υπάρχουν διαθέσιμες θέσεις, γίνεται έλεγχος των μορίων του υποψηφίου για </text:span><text:span/></text:p>
              </text:list-item>
            </text:list>
            <text:p text:style-name="P163"><text:span text:style-name="T415">[ΕΝΗΜΕΡΩΣΗ ΒΑΣΗΣ ΔΕΔΟΜΕΝΩΝ ΧΡΗΣΤΩΝ]</text:span><text:span text:style-name="T416"/><text:span/></text:p>
            <text:p text:style-name="P164"><text:span text:style-name="T417">[ΑΠΟΡΡΙΨΗ ΑΙΤΗΣΗΣ]</text:span><text:span text:style-name="T418"/><text:span/></text:p>
            <text:list text:style-name="WWNum23" text:continue-numbering="true">
              <text:list-item>
                <text:p text:style-name="P165"><text:span text:style-name="T419">Ενημερώνεται η βάση δεδομένων υποψηφίων (</text:span><text:span text:style-name="T420">include</text:span><text:span text:style-name="T421"><text:s/></text:span><text:span text:style-name="T422">Ενημέρωση Βάσης Δεδομένων Υποψηφίων)</text:span><text:span/></text:p>
              </text:list-item>
              <text:list-item>
                <text:p text:style-name="P166"><text:span text:style-name="T423">Δημιουργείται ο λογαριασμός του υποψηφίου</text:span><text:span text:style-name="T424"/><text:span/></text:p>
              </text:list-item>
              <text:list-item>
                <text:p text:style-name="P167"><text:span text:style-name="T425">Ενημερώνεται με </text:span><text:span text:style-name="T426">email</text:span><text:span/></text:p>
              </text:list-item>
            </text:list>
            <text:p text:style-name="P168"><text:span text:style-name="T427"/><text:span text:style-name="T428"/><text:span/></text:p>
          </table:table-cell>
          <table:table-cell table:style-name="ce18">
            <text:p text:style-name="P169"><text:span text:style-name="T429">Ενημέρωση Βάσης Δεδομένων Χρηστών</text:span><text:span text:style-name="T430"/><text:span/></text:p>
            <text:p text:style-name="P170"><text:span text:style-name="T431">Συνθήκη επέκτασης:</text:span><text:span text:style-name="T432"/><text:span/></text:p>
            <text:p text:style-name="P171"><text:span text:style-name="T433">4</text:span><text:span text:style-name="T434">α</text:span><text:span text:style-name="T435">. Ο υποψήφιος έχει αρκετά μόρια</text:span><text:span/></text:p>
            <text:p text:style-name="P172"><text:span text:style-name="T436"/><text:span text:style-name="T437"/><text:span/></text:p>
            <text:p text:style-name="P173"><text:span text:style-name="T438">Βήματα Σεναρίου Επέκτασης:</text:span><text:span text:style-name="T439"/><text:span/></text:p>
            <text:p text:style-name="P174"><text:span text:style-name="T440">4</text:span><text:span text:style-name="T441">α</text:span><text:span text:style-name="T442">1. </text:span><text:span text:style-name="T443">Ενημερώνεται η βάση δεδομένων χρηστών</text:span><text:span/></text:p>
            <text:p text:style-name="P175"><text:span text:style-name="T444">4</text:span><text:span text:style-name="T445">α</text:span><text:span text:style-name="T446">2. </text:span><text:span text:style-name="T447">Ο υποψήφιος ενημερώνεται με </text:span><text:span text:style-name="T448">email</text:span><text:span/></text:p>
            <text:p text:style-name="P176"><text:span text:style-name="T449">4</text:span><text:span text:style-name="T450">α</text:span><text:span text:style-name="T451">3. Συνεχίζουμε με το βήμα 5</text:span><text:span/></text:p>
          </table:table-cell>
        </table:table-row>
        <table:table-row table:style-name="ro10">
          <table:covered-table-cell>
            <text:p text:style-name="P177"><text:span text:style-name="T452"/><text:span text:style-name="T453"/><text:span/></text:p>
          </table:covered-table-cell>
          <table:table-cell table:style-name="ce20">
            <text:p text:style-name="P178"><text:span text:style-name="T454">Απόρριψη αίτησης</text:span><text:span text:style-name="T455"/><text:span/></text:p>
            <text:p text:style-name="P179"><text:span text:style-name="T456">Συνθήκη επέκτασης:</text:span><text:span text:style-name="T457"/><text:span/></text:p>
            <text:p text:style-name="P180"><text:span text:style-name="T458">4</text:span><text:span text:style-name="T459">β</text:span><text:span text:style-name="T460">. Ο υποψήφιος δεν έχει αρκετά μόρια</text:span><text:span/></text:p>
            <text:p text:style-name="P181"><text:span text:style-name="T461"/><text:span text:style-name="T462"/><text:span/></text:p>
            <text:p text:style-name="P182"><text:span text:style-name="T463">Βήματα Σεναρίου Επέκτασης:</text:span><text:span text:style-name="T464"/><text:span/></text:p>
            <text:p text:style-name="P183"><text:span text:style-name="T465">4</text:span><text:span text:style-name="T466">β</text:span><text:span text:style-name="T467">1. </text:span><text:span text:style-name="T468">Ο υποψήφιος δεν έχει αρκετά μόρια και έτσι η αίτηση απορρίπτεται</text:span><text:span/></text:p>
            <text:p text:style-name="P184"><text:span text:style-name="T469">4</text:span><text:span text:style-name="T470">β</text:span><text:span text:style-name="T471">2. Δε συνεχίζουμε με τα επόμενα βήματα</text:span><text:span/></text:p>
          </table:table-cell>
        </table:table-row>
        <table:table-row table:style-name="ro11">
          <table:table-cell table:style-name="ce21">
            <text:p text:style-name="P185"><text:span text:style-name="T472">Ενημέρωση Βάσης Δεδομένων Χρηστών</text:span><text:span/></text:p>
            <text:p text:style-name="P186"><text:span>Βήματα Κύριου Σεναρίου Επιτυχίας (ΚΣΕ):</text:span><text:span/></text:p>
            <text:list text:style-name="WWNum25" text:continue-numbering="true">
              <text:list-item>
                <text:p text:style-name="P187"><text:span text:style-name="T473">Μετά τον επιτυχή έλεγχο των μορίων του χρήστη ενημερώνεται η βάση δεδομένων χρηστών</text:span><text:span/></text:p>
              </text:list-item>
            </text:list>
            <text:p text:style-name="P188"><text:span text:style-name="T474"><text:s text:c="12"/>[ΜΕΙΩΣΗ ΑΡΙΘΜΟΥ ΔΙΑΘΕΣΙΜΩΝ ΘΕΣΕΩΝ</text:span><text:span text:style-name="T475"/><text:span/></text:p>
            <text:p text:style-name="P189"><text:span text:style-name="T476"><text:s text:c="13"/>ΕΚΠΑΙΔΕΥΟΜΕΝΩΝ]</text:span><text:span text:style-name="T477"/><text:span/></text:p>
            <text:list text:style-name="WWNum25" text:continue-numbering="true">
              <text:list-item>
                <text:p text:style-name="P190"><text:span text:style-name="T478">Ενημέρωση του υποψηφίου με </text:span><text:span text:style-name="T479">email</text:span><text:span/></text:p>
              </text:list-item>
            </text:list>
          </table:table-cell>
          <table:table-cell table:style-name="ce22">
            <text:p text:style-name="P191"><text:span text:style-name="T480">Μείωση του αριθμού διαθέσιμων θέσεων εκπαιδευομένων</text:span><text:span text:style-name="T481"/><text:span/></text:p>
            <text:p text:style-name="P192"><text:span text:style-name="T482">Συνθήκη επέκτασης:</text:span><text:span text:style-name="T483"/><text:span/></text:p>
            <text:p text:style-name="P193"><text:span text:style-name="T484">1</text:span><text:span text:style-name="T485">α</text:span><text:span text:style-name="T486">. Ο υποψήφιος δεν ανήκει σε ειδική κατηγορία</text:span><text:span/></text:p>
            <text:p text:style-name="P194"><text:span text:style-name="T487"/><text:span text:style-name="T488"/><text:span/></text:p>
            <text:p text:style-name="P195"><text:span text:style-name="T489">Βήματα Σεναρίου Επέκτασης:</text:span><text:span text:style-name="T490"/><text:span/></text:p>
            <text:p text:style-name="P196"><text:span text:style-name="T491">1</text:span><text:span text:style-name="T492">α</text:span><text:span text:style-name="T493">1. </text:span><text:span text:style-name="T494">Ο συνολικός αριθμός διαθέσιμων θέσεων για νέους εκπαιδευόμενους μειώνεται κατά 1</text:span><text:span text:style-name="T495"><text:s/></text:span><text:span/></text:p>
          </table:table-cell>
        </table:table-row>
        <table:table-row table:style-name="ro12">
          <table:table-cell table:style-name="ce23">
            <text:p text:style-name="P197"><text:span text:style-name="T496">Δημιουργία ηλεκτρονικών λογαριασμών</text:span><text:span/></text:p>
            <text:p text:style-name="P198"><text:span>Βήματα Κύριου Σεναρίου Επιτυχίας (ΚΣΕ):</text:span><text:span/></text:p>
            <text:list text:style-name="WWNum27" text:continue-numbering="true">
              <text:list-item>
                <text:p text:style-name="P199"><text:span text:style-name="T497">Ο επισκέπτης υποβάλει την αίτηση με τα στοιχεία του</text:span><text:span/></text:p>
              </text:list-item>
              <text:list-item>
                <text:p text:style-name="P200"><text:span text:style-name="T498">Τα στοιχεία του γίνονται δεκτά</text:span><text:span/></text:p>
              </text:list-item>
              <text:list-item>
                <text:p text:style-name="P201"><text:span text:style-name="T499">Υπολογίζεται ο αριθμός μορίων που συγκέντρωσε ο συγκεκριμένος υποψήφιος</text:span><text:span/></text:p>
              </text:list-item>
              <text:list-item>
                <text:p text:style-name="P202"><text:span text:style-name="T500">Ελέγχεται ότι υπάρχουν διαθέσιμες θέσεις και ότι τα μόριά το επαρκούν για την κάλυψη μιας από αυτές</text:span><text:span/></text:p>
              </text:list-item>
              <text:list-item>
                <text:p text:style-name="P203"><text:span text:style-name="T501">Ο υπεύθυνος εκπαιδευτικών θεμάτων δημιουργεί </text:span><text:span text:style-name="T502">ηλεκτρονικό λογαριασμό στο νέο χρήστη</text:span><text:span/></text:p>
              </text:list-item>
              <text:list-item>
                <text:p text:style-name="P204"><text:span text:style-name="T503">Τον ενημερώνει με </text:span><text:span text:style-name="T504">email</text:span><text:span text:style-name="T505"> για το όνομα χρήστη, τον κωδικό και την πλατφόρμα εκπαίδευσης του λογαριασμού του</text:span><text:span text:style-name="T506"><text:s/></text:span><text:span/></text:p>
              </text:list-item>
            </text:list>
          </table:table-cell>
          <table:table-cell table:style-name="ce24">
            <text:p text:style-name="P205"><text:span/><text:span/></text:p>
          </table:table-cell>
        </table:table-row>
      </table:table>
      <text:p text:style-name="P206"><text:span/><text:span/></text:p>
      <text:p text:style-name="P207"><text:span/><text:span/></text:p>
      <text:p text:style-name="P208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58"/>
    <style:style style:class="default" style:display-name="DStyle_paragraph" style:family="paragraph" style:name="659">
      <style:text-properties fo:font-size="10pt"/>
      <style:paragraph-properties/>
    </style:style>
    <style:style style:parent-style-name="659" style:class="default" style:display-name="DStyle_paragraph" style:family="paragraph" style:name="660">
      <style:text-properties fo:font-size="10pt"/>
      <style:paragraph-properties fo:line-height="100%" fo:text-align="left" fo:border="none"/>
    </style:style>
    <style:style style:parent-style-name="659" style:display-name="DStyle_text" style:family="text" style:name="661"/>
    <style:style style:parent-style-name="715" style:display-name="Heading 1 Char" style:family="text" style:name="662">
      <style:text-properties fo:font-family="Arial" style:font-family-complex="Arial" fo:font-size="20pt"/>
    </style:style>
    <style:style style:parent-style-name="715" style:display-name="Heading 2 Char" style:family="text" style:name="663">
      <style:text-properties fo:font-family="Arial" style:font-family-complex="Arial" fo:font-size="17pt"/>
    </style:style>
    <style:style style:parent-style-name="715" style:display-name="Heading 3 Char" style:family="text" style:name="664">
      <style:text-properties fo:font-family="Arial" style:font-family-complex="Arial" fo:font-size="15pt"/>
    </style:style>
    <style:style style:parent-style-name="715" style:display-name="Heading 4 Char" style:family="text" style:name="665">
      <style:text-properties fo:font-family="Arial" style:font-family-complex="Arial" fo:font-size="13pt" fo:font-weight="bold"/>
    </style:style>
    <style:style style:parent-style-name="715" style:display-name="Heading 5 Char" style:family="text" style:name="666">
      <style:text-properties fo:font-family="Arial" style:font-family-complex="Arial" fo:font-size="12pt" fo:font-weight="bold"/>
    </style:style>
    <style:style style:parent-style-name="715" style:display-name="Heading 6 Char" style:family="text" style:name="667">
      <style:text-properties fo:font-family="Arial" style:font-family-complex="Arial" fo:font-size="11pt" fo:font-weight="bold"/>
    </style:style>
    <style:style style:parent-style-name="714" style:display-name="Heading 7" style:family="paragraph" style:name="66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5" style:display-name="Heading 7 Char" style:family="text" style:name="669">
      <style:text-properties fo:font-family="Arial" style:font-family-complex="Arial" fo:font-size="11pt" fo:font-style="italic" fo:font-weight="bold"/>
    </style:style>
    <style:style style:parent-style-name="714" style:display-name="Heading 8" style:family="paragraph" style:name="670">
      <style:text-properties fo:font-family="Arial" style:font-family-complex="Arial" fo:font-size="11pt" fo:font-style="italic"/>
      <style:paragraph-properties fo:margin-top="16pt" fo:margin-bottom="10pt"/>
    </style:style>
    <style:style style:parent-style-name="715" style:display-name="Heading 8 Char" style:family="text" style:name="671">
      <style:text-properties fo:font-family="Arial" style:font-family-complex="Arial" fo:font-size="11pt" fo:font-style="italic"/>
    </style:style>
    <style:style style:parent-style-name="714" style:display-name="Heading 9" style:family="paragraph" style:name="672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5" style:display-name="Heading 9 Char" style:family="text" style:name="673">
      <style:text-properties fo:font-family="Arial" style:font-family-complex="Arial" fo:font-size="10.5pt" fo:font-style="italic"/>
    </style:style>
    <style:style style:parent-style-name="714" style:display-name="List Paragraph" style:family="paragraph" style:name="674">
      <style:paragraph-properties fo:margin-left="1.27cm" fo:margin-right="0cm" fo:text-indent="0cm"/>
    </style:style>
    <style:style style:parent-style-name="660" style:display-name="No Spacing" style:family="paragraph" style:name="675">
      <style:paragraph-properties fo:line-height="100%" fo:margin-top="0pt" fo:margin-bottom="0pt"/>
    </style:style>
    <style:style style:parent-style-name="715" style:display-name="Title Char" style:family="text" style:name="676">
      <style:text-properties fo:font-size="24pt"/>
    </style:style>
    <style:style style:parent-style-name="715" style:display-name="Subtitle Char" style:family="text" style:name="677">
      <style:text-properties fo:font-size="12pt"/>
    </style:style>
    <style:style style:parent-style-name="714" style:display-name="Quote" style:family="paragraph" style:name="678">
      <style:text-properties fo:font-style="italic"/>
      <style:paragraph-properties fo:margin-left="1.27cm" fo:margin-right="1.27cm" fo:text-indent="0cm"/>
    </style:style>
    <style:style style:parent-style-name="659" style:display-name="Quote Char" style:family="text" style:name="679">
      <style:text-properties fo:font-style="italic"/>
    </style:style>
    <style:style style:parent-style-name="714" style:display-name="Intense Quote" style:family="paragraph" style:name="68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59" style:display-name="Intense Quote Char" style:family="text" style:name="681">
      <style:text-properties fo:font-style="italic"/>
    </style:style>
    <style:style style:parent-style-name="714" style:display-name="Header" style:family="paragraph" style:name="68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5" style:display-name="Header Char" style:family="text" style:name="683"/>
    <style:style style:parent-style-name="714" style:display-name="Footer" style:family="paragraph" style:name="68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5" style:display-name="Footer Char" style:family="text" style:name="685"/>
    <style:style style:parent-style-name="659" style:display-name="Caption Char" style:family="text" style:name="686"/>
    <style:style style:parent-style-name="659" style:display-name="Hyperlink" style:family="text" style:name="687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9" style:display-name="Internet link" style:family="text" style:name="688">
      <style:text-properties fo:color="#0000ff" style:text-underline-type="single" style:text-underline-style="solid" style:text-underline-width="auto" style:text-underline-color="font-color"/>
    </style:style>
    <style:style style:parent-style-name="659" style:display-name="Internet link" style:family="text" style:name="689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footnote text" style:family="paragraph" style:name="690">
      <style:text-properties fo:font-size="9pt"/>
      <style:paragraph-properties fo:line-height="100%" fo:margin-bottom="2pt"/>
    </style:style>
    <style:style style:parent-style-name="659" style:display-name="Footnote Text Char" style:family="text" style:name="691">
      <style:text-properties fo:font-size="9pt"/>
    </style:style>
    <style:style style:parent-style-name="715" style:display-name="footnote reference" style:family="text" style:name="692">
      <style:text-properties style:text-position="super 58%"/>
    </style:style>
    <style:style style:parent-style-name="714" style:display-name="endnote text" style:family="paragraph" style:name="693">
      <style:text-properties fo:font-size="10pt"/>
      <style:paragraph-properties fo:line-height="100%" fo:margin-bottom="0pt"/>
    </style:style>
    <style:style style:parent-style-name="659" style:display-name="Endnote Text Char" style:family="text" style:name="694">
      <style:text-properties fo:font-size="10pt"/>
    </style:style>
    <style:style style:parent-style-name="715" style:display-name="endnote reference" style:family="text" style:name="695">
      <style:text-properties style:text-position="super 58%"/>
    </style:style>
    <style:style style:parent-style-name="714" style:display-name="toc 1" style:family="paragraph" style:name="696">
      <style:paragraph-properties fo:margin-left="0cm" fo:margin-right="0cm" fo:text-indent="0cm" fo:margin-bottom="2.85pt"/>
    </style:style>
    <style:style style:parent-style-name="714" style:display-name="toc 2" style:family="paragraph" style:name="697">
      <style:paragraph-properties fo:margin-left="0.4992cm" fo:margin-right="0cm" fo:text-indent="0cm" fo:margin-bottom="2.85pt"/>
    </style:style>
    <style:style style:parent-style-name="714" style:display-name="toc 3" style:family="paragraph" style:name="698">
      <style:paragraph-properties fo:margin-left="1cm" fo:margin-right="0cm" fo:text-indent="0cm" fo:margin-bottom="2.85pt"/>
    </style:style>
    <style:style style:parent-style-name="714" style:display-name="toc 4" style:family="paragraph" style:name="699">
      <style:paragraph-properties fo:margin-left="1.499cm" fo:margin-right="0cm" fo:text-indent="0cm" fo:margin-bottom="2.85pt"/>
    </style:style>
    <style:style style:parent-style-name="714" style:display-name="toc 5" style:family="paragraph" style:name="700">
      <style:paragraph-properties fo:margin-left="2cm" fo:margin-right="0cm" fo:text-indent="0cm" fo:margin-bottom="2.85pt"/>
    </style:style>
    <style:style style:parent-style-name="714" style:display-name="toc 6" style:family="paragraph" style:name="701">
      <style:paragraph-properties fo:margin-left="2.5cm" fo:margin-right="0cm" fo:text-indent="0cm" fo:margin-bottom="2.85pt"/>
    </style:style>
    <style:style style:parent-style-name="714" style:display-name="toc 7" style:family="paragraph" style:name="702">
      <style:paragraph-properties fo:margin-left="3.001cm" fo:margin-right="0cm" fo:text-indent="0cm" fo:margin-bottom="2.85pt"/>
    </style:style>
    <style:style style:parent-style-name="714" style:display-name="toc 8" style:family="paragraph" style:name="703">
      <style:paragraph-properties fo:margin-left="3.5cm" fo:margin-right="0cm" fo:text-indent="0cm" fo:margin-bottom="2.85pt"/>
    </style:style>
    <style:style style:parent-style-name="714" style:display-name="toc 9" style:family="paragraph" style:name="704">
      <style:paragraph-properties fo:margin-left="4.001cm" fo:margin-right="0cm" fo:text-indent="0cm" fo:margin-bottom="2.85pt"/>
    </style:style>
    <style:style style:parent-style-name="660" style:display-name="TOC Heading" style:family="paragraph" style:name="705"/>
    <style:style style:parent-style-name="714" style:display-name="table of figures" style:family="paragraph" style:name="706">
      <style:paragraph-properties fo:margin-bottom="0pt"/>
    </style:style>
    <style:style style:parent-style-name="659" style:class="default" style:display-name="DStyle_paragraph" style:family="paragraph" style:name="707">
      <style:text-properties fo:font-variant="normal" fo:text-transform="none" fo:color="#000000" style:text-line-through-type="none" style:text-position="0% 100%" fo:font-family="Arial" style:font-family-complex="Arial" fo:font-size="11pt" fo:letter-spacing="0pt" fo:font-style="normal" style:text-underline-type="none" style:text-underline-width="auto" fo:font-weight="normal"/>
      <style:paragraph-properties fo:line-height="100%" fo:text-align="left" fo:border="none"/>
    </style:style>
    <style:style style:parent-style-name="714" style:display-name="Heading 1" style:family="paragraph" style:name="708">
      <style:text-properties fo:font-size="20pt"/>
      <style:paragraph-properties fo:margin-top="20pt" fo:margin-bottom="6pt"/>
    </style:style>
    <style:style style:parent-style-name="714" style:display-name="Heading 2" style:family="paragraph" style:name="709">
      <style:text-properties fo:font-size="16pt"/>
      <style:paragraph-properties fo:margin-top="18pt" fo:margin-bottom="6pt"/>
    </style:style>
    <style:style style:parent-style-name="714" style:display-name="Heading 3" style:family="paragraph" style:name="710">
      <style:text-properties fo:color="#434343" fo:font-size="14pt"/>
      <style:paragraph-properties fo:margin-top="16pt" fo:margin-bottom="4pt"/>
    </style:style>
    <style:style style:parent-style-name="714" style:display-name="Heading 4" style:family="paragraph" style:name="711">
      <style:text-properties fo:color="#666666" fo:font-size="12pt"/>
      <style:paragraph-properties fo:margin-top="14pt" fo:margin-bottom="4pt"/>
    </style:style>
    <style:style style:parent-style-name="714" style:display-name="Heading 5" style:family="paragraph" style:name="712">
      <style:text-properties fo:color="#666666"/>
      <style:paragraph-properties fo:margin-top="12pt" fo:margin-bottom="4pt"/>
    </style:style>
    <style:style style:parent-style-name="714" style:display-name="Heading 6" style:family="paragraph" style:name="713">
      <style:text-properties fo:color="#666666" fo:font-style="italic"/>
      <style:paragraph-properties fo:margin-top="12pt" fo:margin-bottom="4pt"/>
    </style:style>
    <style:style style:parent-style-name="707" style:display-name="Normal" style:family="paragraph" style:name="714"/>
    <style:style style:class="default" style:display-name="Default Paragraph Font" style:family="text" style:name="715">
      <style:text-properties/>
    </style:style>
    <style:style style:parent-style-name="707" style:display-name="Standard" style:family="paragraph" style:name="716">
      <style:text-properties/>
      <style:paragraph-properties fo:line-height="115%"/>
    </style:style>
    <style:style style:parent-style-name="716" style:display-name="Heading" style:family="paragraph" style:name="717">
      <style:text-properties fo:font-family="Liberation Sans" style:font-family-complex="Liberation Sans" fo:font-size="14pt"/>
      <style:paragraph-properties fo:margin-top="12pt" fo:margin-bottom="6pt"/>
    </style:style>
    <style:style style:parent-style-name="716" style:display-name="Text body" style:family="paragraph" style:name="718">
      <style:paragraph-properties fo:margin-bottom="7pt"/>
    </style:style>
    <style:style style:parent-style-name="718" style:display-name="List" style:family="paragraph" style:name="719">
      <style:text-properties fo:font-size="12pt"/>
    </style:style>
    <style:style style:parent-style-name="716" style:display-name="Caption" style:family="paragraph" style:name="720">
      <style:text-properties fo:font-size="12pt" fo:font-style="italic"/>
      <style:paragraph-properties fo:margin-top="6pt" fo:margin-bottom="6pt"/>
    </style:style>
    <style:style style:parent-style-name="716" style:display-name="Index" style:family="paragraph" style:name="721">
      <style:text-properties fo:font-size="12pt"/>
    </style:style>
    <style:style style:parent-style-name="714" style:display-name="Title" style:family="paragraph" style:name="722">
      <style:text-properties fo:font-size="26pt"/>
      <style:paragraph-properties fo:margin-bottom="3pt"/>
    </style:style>
    <style:style style:parent-style-name="714" style:display-name="Subtitle" style:family="paragraph" style:name="723">
      <style:text-properties fo:color="#666666" fo:font-size="15pt"/>
      <style:paragraph-properties fo:margin-bottom="16pt"/>
    </style:style>
    <style:style style:parent-style-name="659" style:display-name="ListLabel 1" style:family="text" style:name="724">
      <style:text-properties style:text-underline-type="none" style:text-underline-width="auto"/>
    </style:style>
    <style:style style:parent-style-name="659" style:display-name="ListLabel 2" style:family="text" style:name="725">
      <style:text-properties style:text-underline-type="none" style:text-underline-width="auto"/>
    </style:style>
    <style:style style:parent-style-name="659" style:display-name="ListLabel 3" style:family="text" style:name="726">
      <style:text-properties style:text-underline-type="none" style:text-underline-width="auto"/>
    </style:style>
    <style:style style:parent-style-name="659" style:display-name="ListLabel 4" style:family="text" style:name="727">
      <style:text-properties style:text-underline-type="none" style:text-underline-width="auto"/>
    </style:style>
    <style:style style:parent-style-name="659" style:display-name="ListLabel 5" style:family="text" style:name="728">
      <style:text-properties style:text-underline-type="none" style:text-underline-width="auto"/>
    </style:style>
    <style:style style:parent-style-name="659" style:display-name="ListLabel 6" style:family="text" style:name="729">
      <style:text-properties style:text-underline-type="none" style:text-underline-width="auto"/>
    </style:style>
    <style:style style:parent-style-name="659" style:display-name="ListLabel 7" style:family="text" style:name="730">
      <style:text-properties style:text-underline-type="none" style:text-underline-width="auto"/>
    </style:style>
    <style:style style:parent-style-name="659" style:display-name="ListLabel 8" style:family="text" style:name="731">
      <style:text-properties style:text-underline-type="none" style:text-underline-width="auto"/>
    </style:style>
    <style:style style:parent-style-name="659" style:display-name="ListLabel 9" style:family="text" style:name="732">
      <style:text-properties style:text-underline-type="none" style:text-underline-width="auto"/>
    </style:style>
    <style:style style:parent-style-name="659" style:display-name="ListLabel 10" style:family="text" style:name="733">
      <style:text-properties style:text-underline-type="none" style:text-underline-width="auto"/>
    </style:style>
    <style:style style:parent-style-name="659" style:display-name="ListLabel 11" style:family="text" style:name="734">
      <style:text-properties style:text-underline-type="none" style:text-underline-width="auto"/>
    </style:style>
    <style:style style:parent-style-name="659" style:display-name="ListLabel 12" style:family="text" style:name="735">
      <style:text-properties style:text-underline-type="none" style:text-underline-width="auto"/>
    </style:style>
    <style:style style:parent-style-name="659" style:display-name="ListLabel 13" style:family="text" style:name="736">
      <style:text-properties style:text-underline-type="none" style:text-underline-width="auto"/>
    </style:style>
    <style:style style:parent-style-name="659" style:display-name="ListLabel 14" style:family="text" style:name="737">
      <style:text-properties style:text-underline-type="none" style:text-underline-width="auto"/>
    </style:style>
    <style:style style:parent-style-name="659" style:display-name="ListLabel 15" style:family="text" style:name="738">
      <style:text-properties style:text-underline-type="none" style:text-underline-width="auto"/>
    </style:style>
    <style:style style:parent-style-name="659" style:display-name="ListLabel 16" style:family="text" style:name="739">
      <style:text-properties style:text-underline-type="none" style:text-underline-width="auto"/>
    </style:style>
    <style:style style:parent-style-name="659" style:display-name="ListLabel 17" style:family="text" style:name="740">
      <style:text-properties style:text-underline-type="none" style:text-underline-width="auto"/>
    </style:style>
    <style:style style:parent-style-name="659" style:display-name="ListLabel 18" style:family="text" style:name="741">
      <style:text-properties style:text-underline-type="none" style:text-underline-width="auto"/>
    </style:style>
    <style:style style:parent-style-name="659" style:display-name="ListLabel 19" style:family="text" style:name="742">
      <style:text-properties style:text-underline-type="none" style:text-underline-width="auto"/>
    </style:style>
    <style:style style:parent-style-name="659" style:display-name="ListLabel 20" style:family="text" style:name="743">
      <style:text-properties style:text-underline-type="none" style:text-underline-width="auto"/>
    </style:style>
    <style:style style:parent-style-name="659" style:display-name="ListLabel 21" style:family="text" style:name="744">
      <style:text-properties style:text-underline-type="none" style:text-underline-width="auto"/>
    </style:style>
    <style:style style:parent-style-name="659" style:display-name="ListLabel 22" style:family="text" style:name="745">
      <style:text-properties style:text-underline-type="none" style:text-underline-width="auto"/>
    </style:style>
    <style:style style:parent-style-name="659" style:display-name="ListLabel 23" style:family="text" style:name="746">
      <style:text-properties style:text-underline-type="none" style:text-underline-width="auto"/>
    </style:style>
    <style:style style:parent-style-name="659" style:display-name="ListLabel 24" style:family="text" style:name="747">
      <style:text-properties style:text-underline-type="none" style:text-underline-width="auto"/>
    </style:style>
    <style:style style:parent-style-name="659" style:display-name="ListLabel 25" style:family="text" style:name="748">
      <style:text-properties style:text-underline-type="none" style:text-underline-width="auto"/>
    </style:style>
    <style:style style:parent-style-name="659" style:display-name="ListLabel 26" style:family="text" style:name="749">
      <style:text-properties style:text-underline-type="none" style:text-underline-width="auto"/>
    </style:style>
    <style:style style:parent-style-name="659" style:display-name="ListLabel 27" style:family="text" style:name="750">
      <style:text-properties style:text-underline-type="none" style:text-underline-width="auto"/>
    </style:style>
    <style:style style:parent-style-name="659" style:display-name="ListLabel 28" style:family="text" style:name="751">
      <style:text-properties style:text-underline-type="none" style:text-underline-width="auto"/>
    </style:style>
    <style:style style:parent-style-name="659" style:display-name="ListLabel 29" style:family="text" style:name="752">
      <style:text-properties style:text-underline-type="none" style:text-underline-width="auto"/>
    </style:style>
    <style:style style:parent-style-name="659" style:display-name="ListLabel 30" style:family="text" style:name="753">
      <style:text-properties style:text-underline-type="none" style:text-underline-width="auto"/>
    </style:style>
    <style:style style:parent-style-name="659" style:display-name="ListLabel 31" style:family="text" style:name="754">
      <style:text-properties style:text-underline-type="none" style:text-underline-width="auto"/>
    </style:style>
    <style:style style:parent-style-name="659" style:display-name="ListLabel 32" style:family="text" style:name="755">
      <style:text-properties style:text-underline-type="none" style:text-underline-width="auto"/>
    </style:style>
    <style:style style:parent-style-name="659" style:display-name="ListLabel 33" style:family="text" style:name="756">
      <style:text-properties style:text-underline-type="none" style:text-underline-width="auto"/>
    </style:style>
    <style:style style:parent-style-name="659" style:display-name="ListLabel 34" style:family="text" style:name="757">
      <style:text-properties style:text-underline-type="none" style:text-underline-width="auto"/>
    </style:style>
    <style:style style:parent-style-name="659" style:display-name="ListLabel 35" style:family="text" style:name="758">
      <style:text-properties style:text-underline-type="none" style:text-underline-width="auto"/>
    </style:style>
    <style:style style:parent-style-name="659" style:display-name="ListLabel 36" style:family="text" style:name="759">
      <style:text-properties style:text-underline-type="none" style:text-underline-width="auto"/>
    </style:style>
    <style:style style:parent-style-name="659" style:display-name="WW_CharLFO1LVL1" style:family="text" style:name="760">
      <style:text-properties style:text-underline-type="none" style:text-underline-width="auto"/>
    </style:style>
    <style:style style:parent-style-name="659" style:display-name="WW_CharLFO1LVL2" style:family="text" style:name="761">
      <style:text-properties style:text-underline-type="none" style:text-underline-width="auto"/>
    </style:style>
    <style:style style:parent-style-name="659" style:display-name="WW_CharLFO1LVL3" style:family="text" style:name="762">
      <style:text-properties style:text-underline-type="none" style:text-underline-width="auto"/>
    </style:style>
    <style:style style:parent-style-name="659" style:display-name="WW_CharLFO1LVL4" style:family="text" style:name="763">
      <style:text-properties style:text-underline-type="none" style:text-underline-width="auto"/>
    </style:style>
    <style:style style:parent-style-name="659" style:display-name="WW_CharLFO1LVL5" style:family="text" style:name="764">
      <style:text-properties style:text-underline-type="none" style:text-underline-width="auto"/>
    </style:style>
    <style:style style:parent-style-name="659" style:display-name="WW_CharLFO1LVL6" style:family="text" style:name="765">
      <style:text-properties style:text-underline-type="none" style:text-underline-width="auto"/>
    </style:style>
    <style:style style:parent-style-name="659" style:display-name="WW_CharLFO1LVL7" style:family="text" style:name="766">
      <style:text-properties style:text-underline-type="none" style:text-underline-width="auto"/>
    </style:style>
    <style:style style:parent-style-name="659" style:display-name="WW_CharLFO1LVL8" style:family="text" style:name="767">
      <style:text-properties style:text-underline-type="none" style:text-underline-width="auto"/>
    </style:style>
    <style:style style:parent-style-name="659" style:display-name="WW_CharLFO1LVL9" style:family="text" style:name="768">
      <style:text-properties style:text-underline-type="none" style:text-underline-width="auto"/>
    </style:style>
    <style:style style:parent-style-name="659" style:display-name="WW_CharLFO2LVL1" style:family="text" style:name="769">
      <style:text-properties style:text-underline-type="none" style:text-underline-width="auto"/>
    </style:style>
    <style:style style:parent-style-name="659" style:display-name="WW_CharLFO2LVL2" style:family="text" style:name="770">
      <style:text-properties style:text-underline-type="none" style:text-underline-width="auto"/>
    </style:style>
    <style:style style:parent-style-name="659" style:display-name="WW_CharLFO2LVL3" style:family="text" style:name="771">
      <style:text-properties style:text-underline-type="none" style:text-underline-width="auto"/>
    </style:style>
    <style:style style:parent-style-name="659" style:display-name="WW_CharLFO2LVL4" style:family="text" style:name="772">
      <style:text-properties style:text-underline-type="none" style:text-underline-width="auto"/>
    </style:style>
    <style:style style:parent-style-name="659" style:display-name="WW_CharLFO2LVL5" style:family="text" style:name="773">
      <style:text-properties style:text-underline-type="none" style:text-underline-width="auto"/>
    </style:style>
    <style:style style:parent-style-name="659" style:display-name="WW_CharLFO2LVL6" style:family="text" style:name="774">
      <style:text-properties style:text-underline-type="none" style:text-underline-width="auto"/>
    </style:style>
    <style:style style:parent-style-name="659" style:display-name="WW_CharLFO2LVL7" style:family="text" style:name="775">
      <style:text-properties style:text-underline-type="none" style:text-underline-width="auto"/>
    </style:style>
    <style:style style:parent-style-name="659" style:display-name="WW_CharLFO2LVL8" style:family="text" style:name="776">
      <style:text-properties style:text-underline-type="none" style:text-underline-width="auto"/>
    </style:style>
    <style:style style:parent-style-name="659" style:display-name="WW_CharLFO2LVL9" style:family="text" style:name="777">
      <style:text-properties style:text-underline-type="none" style:text-underline-width="auto"/>
    </style:style>
    <style:style style:parent-style-name="659" style:display-name="WW_CharLFO3LVL1" style:family="text" style:name="778">
      <style:text-properties style:text-underline-type="none" style:text-underline-width="auto"/>
    </style:style>
    <style:style style:parent-style-name="659" style:display-name="WW_CharLFO3LVL2" style:family="text" style:name="779">
      <style:text-properties style:text-underline-type="none" style:text-underline-width="auto"/>
    </style:style>
    <style:style style:parent-style-name="659" style:display-name="WW_CharLFO3LVL3" style:family="text" style:name="780">
      <style:text-properties style:text-underline-type="none" style:text-underline-width="auto"/>
    </style:style>
    <style:style style:parent-style-name="659" style:display-name="WW_CharLFO3LVL4" style:family="text" style:name="781">
      <style:text-properties style:text-underline-type="none" style:text-underline-width="auto"/>
    </style:style>
    <style:style style:parent-style-name="659" style:display-name="WW_CharLFO3LVL5" style:family="text" style:name="782">
      <style:text-properties style:text-underline-type="none" style:text-underline-width="auto"/>
    </style:style>
    <style:style style:parent-style-name="659" style:display-name="WW_CharLFO3LVL6" style:family="text" style:name="783">
      <style:text-properties style:text-underline-type="none" style:text-underline-width="auto"/>
    </style:style>
    <style:style style:parent-style-name="659" style:display-name="WW_CharLFO3LVL7" style:family="text" style:name="784">
      <style:text-properties style:text-underline-type="none" style:text-underline-width="auto"/>
    </style:style>
    <style:style style:parent-style-name="659" style:display-name="WW_CharLFO3LVL8" style:family="text" style:name="785">
      <style:text-properties style:text-underline-type="none" style:text-underline-width="auto"/>
    </style:style>
    <style:style style:parent-style-name="659" style:display-name="WW_CharLFO3LVL9" style:family="text" style:name="786">
      <style:text-properties style:text-underline-type="none" style:text-underline-width="auto"/>
    </style:style>
    <style:style style:parent-style-name="659" style:display-name="WW_CharLFO4LVL1" style:family="text" style:name="787">
      <style:text-properties style:text-underline-type="none" style:text-underline-width="auto"/>
    </style:style>
    <style:style style:parent-style-name="659" style:display-name="WW_CharLFO4LVL2" style:family="text" style:name="788">
      <style:text-properties style:text-underline-type="none" style:text-underline-width="auto"/>
    </style:style>
    <style:style style:parent-style-name="659" style:display-name="WW_CharLFO4LVL3" style:family="text" style:name="789">
      <style:text-properties style:text-underline-type="none" style:text-underline-width="auto"/>
    </style:style>
    <style:style style:parent-style-name="659" style:display-name="WW_CharLFO4LVL4" style:family="text" style:name="790">
      <style:text-properties style:text-underline-type="none" style:text-underline-width="auto"/>
    </style:style>
    <style:style style:parent-style-name="659" style:display-name="WW_CharLFO4LVL5" style:family="text" style:name="791">
      <style:text-properties style:text-underline-type="none" style:text-underline-width="auto"/>
    </style:style>
    <style:style style:parent-style-name="659" style:display-name="WW_CharLFO4LVL6" style:family="text" style:name="792">
      <style:text-properties style:text-underline-type="none" style:text-underline-width="auto"/>
    </style:style>
    <style:style style:parent-style-name="659" style:display-name="WW_CharLFO4LVL7" style:family="text" style:name="793">
      <style:text-properties style:text-underline-type="none" style:text-underline-width="auto"/>
    </style:style>
    <style:style style:parent-style-name="659" style:display-name="WW_CharLFO4LVL8" style:family="text" style:name="794">
      <style:text-properties style:text-underline-type="none" style:text-underline-width="auto"/>
    </style:style>
    <style:style style:parent-style-name="659" style:display-name="WW_CharLFO4LVL9" style:family="text" style:name="795">
      <style:text-properties style:text-underline-type="none" style:text-underline-width="auto"/>
    </style:style>
    <style:style style:parent-style-name="659" style:display-name="WW_CharLFO9LVL1" style:family="text" style:name="796">
      <style:text-properties style:text-underline-type="none" style:text-underline-width="auto"/>
    </style:style>
    <style:style style:parent-style-name="659" style:display-name="WW_CharLFO9LVL2" style:family="text" style:name="797">
      <style:text-properties style:text-underline-type="none" style:text-underline-width="auto"/>
    </style:style>
    <style:style style:parent-style-name="659" style:display-name="WW_CharLFO9LVL3" style:family="text" style:name="798">
      <style:text-properties style:text-underline-type="none" style:text-underline-width="auto"/>
    </style:style>
    <style:style style:parent-style-name="659" style:display-name="WW_CharLFO9LVL4" style:family="text" style:name="799">
      <style:text-properties style:text-underline-type="none" style:text-underline-width="auto"/>
    </style:style>
    <style:style style:parent-style-name="659" style:display-name="WW_CharLFO9LVL5" style:family="text" style:name="800">
      <style:text-properties style:text-underline-type="none" style:text-underline-width="auto"/>
    </style:style>
    <style:style style:parent-style-name="659" style:display-name="WW_CharLFO9LVL6" style:family="text" style:name="801">
      <style:text-properties style:text-underline-type="none" style:text-underline-width="auto"/>
    </style:style>
    <style:style style:parent-style-name="659" style:display-name="WW_CharLFO9LVL7" style:family="text" style:name="802">
      <style:text-properties style:text-underline-type="none" style:text-underline-width="auto"/>
    </style:style>
    <style:style style:parent-style-name="659" style:display-name="WW_CharLFO9LVL8" style:family="text" style:name="803">
      <style:text-properties style:text-underline-type="none" style:text-underline-width="auto"/>
    </style:style>
    <style:style style:parent-style-name="659" style:display-name="WW_CharLFO9LVL9" style:family="text" style:name="804">
      <style:text-properties style:text-underline-type="none" style:text-underline-width="auto"/>
    </style:style>
    <style:style style:parent-style-name="659" style:display-name="WW_CharLFO10LVL1" style:family="text" style:name="805">
      <style:text-properties style:text-underline-type="none" style:text-underline-width="auto"/>
    </style:style>
    <style:style style:parent-style-name="659" style:display-name="WW_CharLFO10LVL2" style:family="text" style:name="806">
      <style:text-properties style:text-underline-type="none" style:text-underline-width="auto"/>
    </style:style>
    <style:style style:parent-style-name="659" style:display-name="WW_CharLFO10LVL3" style:family="text" style:name="807">
      <style:text-properties style:text-underline-type="none" style:text-underline-width="auto"/>
    </style:style>
    <style:style style:parent-style-name="659" style:display-name="WW_CharLFO10LVL4" style:family="text" style:name="808">
      <style:text-properties style:text-underline-type="none" style:text-underline-width="auto"/>
    </style:style>
    <style:style style:parent-style-name="659" style:display-name="WW_CharLFO10LVL5" style:family="text" style:name="809">
      <style:text-properties style:text-underline-type="none" style:text-underline-width="auto"/>
    </style:style>
    <style:style style:parent-style-name="659" style:display-name="WW_CharLFO10LVL6" style:family="text" style:name="810">
      <style:text-properties style:text-underline-type="none" style:text-underline-width="auto"/>
    </style:style>
    <style:style style:parent-style-name="659" style:display-name="WW_CharLFO10LVL7" style:family="text" style:name="811">
      <style:text-properties style:text-underline-type="none" style:text-underline-width="auto"/>
    </style:style>
    <style:style style:parent-style-name="659" style:display-name="WW_CharLFO10LVL8" style:family="text" style:name="812">
      <style:text-properties style:text-underline-type="none" style:text-underline-width="auto"/>
    </style:style>
    <style:style style:parent-style-name="659" style:display-name="WW_CharLFO10LVL9" style:family="text" style:name="813">
      <style:text-properties style:text-underline-type="none" style:text-underline-width="auto"/>
    </style:style>
    <style:style style:parent-style-name="659" style:display-name="WW_CharLFO11LVL1" style:family="text" style:name="814">
      <style:text-properties style:text-underline-type="none" style:text-underline-width="auto"/>
    </style:style>
    <style:style style:parent-style-name="659" style:display-name="WW_CharLFO11LVL2" style:family="text" style:name="815">
      <style:text-properties style:text-underline-type="none" style:text-underline-width="auto"/>
    </style:style>
    <style:style style:parent-style-name="659" style:display-name="WW_CharLFO11LVL3" style:family="text" style:name="816">
      <style:text-properties style:text-underline-type="none" style:text-underline-width="auto"/>
    </style:style>
    <style:style style:parent-style-name="659" style:display-name="WW_CharLFO11LVL4" style:family="text" style:name="817">
      <style:text-properties style:text-underline-type="none" style:text-underline-width="auto"/>
    </style:style>
    <style:style style:parent-style-name="659" style:display-name="WW_CharLFO11LVL5" style:family="text" style:name="818">
      <style:text-properties style:text-underline-type="none" style:text-underline-width="auto"/>
    </style:style>
    <style:style style:parent-style-name="659" style:display-name="WW_CharLFO11LVL6" style:family="text" style:name="819">
      <style:text-properties style:text-underline-type="none" style:text-underline-width="auto"/>
    </style:style>
    <style:style style:parent-style-name="659" style:display-name="WW_CharLFO11LVL7" style:family="text" style:name="820">
      <style:text-properties style:text-underline-type="none" style:text-underline-width="auto"/>
    </style:style>
    <style:style style:parent-style-name="659" style:display-name="WW_CharLFO11LVL8" style:family="text" style:name="821">
      <style:text-properties style:text-underline-type="none" style:text-underline-width="auto"/>
    </style:style>
    <style:style style:parent-style-name="659" style:display-name="WW_CharLFO11LVL9" style:family="text" style:name="822">
      <style:text-properties style:text-underline-type="none" style:text-underline-width="auto"/>
    </style:style>
    <style:style style:parent-style-name="659" style:display-name="WW_CharLFO12LVL1" style:family="text" style:name="823">
      <style:text-properties style:text-underline-type="none" style:text-underline-width="auto"/>
    </style:style>
    <style:style style:parent-style-name="659" style:display-name="WW_CharLFO12LVL2" style:family="text" style:name="824">
      <style:text-properties style:text-underline-type="none" style:text-underline-width="auto"/>
    </style:style>
    <style:style style:parent-style-name="659" style:display-name="WW_CharLFO12LVL3" style:family="text" style:name="825">
      <style:text-properties style:text-underline-type="none" style:text-underline-width="auto"/>
    </style:style>
    <style:style style:parent-style-name="659" style:display-name="WW_CharLFO12LVL4" style:family="text" style:name="826">
      <style:text-properties style:text-underline-type="none" style:text-underline-width="auto"/>
    </style:style>
    <style:style style:parent-style-name="659" style:display-name="WW_CharLFO12LVL5" style:family="text" style:name="827">
      <style:text-properties style:text-underline-type="none" style:text-underline-width="auto"/>
    </style:style>
    <style:style style:parent-style-name="659" style:display-name="WW_CharLFO12LVL6" style:family="text" style:name="828">
      <style:text-properties style:text-underline-type="none" style:text-underline-width="auto"/>
    </style:style>
    <style:style style:parent-style-name="659" style:display-name="WW_CharLFO12LVL7" style:family="text" style:name="829">
      <style:text-properties style:text-underline-type="none" style:text-underline-width="auto"/>
    </style:style>
    <style:style style:parent-style-name="659" style:display-name="WW_CharLFO12LVL8" style:family="text" style:name="830">
      <style:text-properties style:text-underline-type="none" style:text-underline-width="auto"/>
    </style:style>
    <style:style style:parent-style-name="659" style:display-name="WW_CharLFO12LVL9" style:family="text" style:name="831">
      <style:text-properties style:text-underline-type="none" style:text-underline-width="auto"/>
    </style:style>
    <style:style style:parent-style-name="659" style:display-name="WW_CharLFO13LVL1" style:family="text" style:name="832">
      <style:text-properties style:text-underline-type="none" style:text-underline-width="auto"/>
    </style:style>
    <style:style style:parent-style-name="659" style:display-name="WW_CharLFO13LVL2" style:family="text" style:name="833">
      <style:text-properties style:text-underline-type="none" style:text-underline-width="auto"/>
    </style:style>
    <style:style style:parent-style-name="659" style:display-name="WW_CharLFO13LVL3" style:family="text" style:name="834">
      <style:text-properties style:text-underline-type="none" style:text-underline-width="auto"/>
    </style:style>
    <style:style style:parent-style-name="659" style:display-name="WW_CharLFO13LVL4" style:family="text" style:name="835">
      <style:text-properties style:text-underline-type="none" style:text-underline-width="auto"/>
    </style:style>
    <style:style style:parent-style-name="659" style:display-name="WW_CharLFO13LVL5" style:family="text" style:name="836">
      <style:text-properties style:text-underline-type="none" style:text-underline-width="auto"/>
    </style:style>
    <style:style style:parent-style-name="659" style:display-name="WW_CharLFO13LVL6" style:family="text" style:name="837">
      <style:text-properties style:text-underline-type="none" style:text-underline-width="auto"/>
    </style:style>
    <style:style style:parent-style-name="659" style:display-name="WW_CharLFO13LVL7" style:family="text" style:name="838">
      <style:text-properties style:text-underline-type="none" style:text-underline-width="auto"/>
    </style:style>
    <style:style style:parent-style-name="659" style:display-name="WW_CharLFO13LVL8" style:family="text" style:name="839">
      <style:text-properties style:text-underline-type="none" style:text-underline-width="auto"/>
    </style:style>
    <style:style style:parent-style-name="659" style:display-name="WW_CharLFO13LVL9" style:family="text" style:name="840">
      <style:text-properties style:text-underline-type="none" style:text-underline-width="auto"/>
    </style:style>
    <style:style style:parent-style-name="659" style:display-name="WW_CharLFO14LVL1" style:family="text" style:name="841">
      <style:text-properties style:text-underline-type="none" style:text-underline-width="auto"/>
    </style:style>
    <style:style style:parent-style-name="659" style:display-name="WW_CharLFO14LVL2" style:family="text" style:name="842">
      <style:text-properties style:text-underline-type="none" style:text-underline-width="auto"/>
    </style:style>
    <style:style style:parent-style-name="659" style:display-name="WW_CharLFO14LVL3" style:family="text" style:name="843">
      <style:text-properties style:text-underline-type="none" style:text-underline-width="auto"/>
    </style:style>
    <style:style style:parent-style-name="659" style:display-name="WW_CharLFO14LVL4" style:family="text" style:name="844">
      <style:text-properties style:text-underline-type="none" style:text-underline-width="auto"/>
    </style:style>
    <style:style style:parent-style-name="659" style:display-name="WW_CharLFO14LVL5" style:family="text" style:name="845">
      <style:text-properties style:text-underline-type="none" style:text-underline-width="auto"/>
    </style:style>
    <style:style style:parent-style-name="659" style:display-name="WW_CharLFO14LVL6" style:family="text" style:name="846">
      <style:text-properties style:text-underline-type="none" style:text-underline-width="auto"/>
    </style:style>
    <style:style style:parent-style-name="659" style:display-name="WW_CharLFO14LVL7" style:family="text" style:name="847">
      <style:text-properties style:text-underline-type="none" style:text-underline-width="auto"/>
    </style:style>
    <style:style style:parent-style-name="659" style:display-name="WW_CharLFO14LVL8" style:family="text" style:name="848">
      <style:text-properties style:text-underline-type="none" style:text-underline-width="auto"/>
    </style:style>
    <style:style style:parent-style-name="659" style:display-name="WW_CharLFO14LVL9" style:family="text" style:name="849">
      <style:text-properties style:text-underline-type="none" style:text-underline-width="auto"/>
    </style:style>
    <style:style style:parent-style-name="659" style:display-name="WW_CharLFO15LVL1" style:family="text" style:name="850">
      <style:text-properties style:text-underline-type="none" style:text-underline-width="auto"/>
    </style:style>
    <style:style style:parent-style-name="659" style:display-name="WW_CharLFO15LVL2" style:family="text" style:name="851">
      <style:text-properties style:text-underline-type="none" style:text-underline-width="auto"/>
    </style:style>
    <style:style style:parent-style-name="659" style:display-name="WW_CharLFO15LVL3" style:family="text" style:name="852">
      <style:text-properties style:text-underline-type="none" style:text-underline-width="auto"/>
    </style:style>
    <style:style style:parent-style-name="659" style:display-name="WW_CharLFO15LVL4" style:family="text" style:name="853">
      <style:text-properties style:text-underline-type="none" style:text-underline-width="auto"/>
    </style:style>
    <style:style style:parent-style-name="659" style:display-name="WW_CharLFO15LVL5" style:family="text" style:name="854">
      <style:text-properties style:text-underline-type="none" style:text-underline-width="auto"/>
    </style:style>
    <style:style style:parent-style-name="659" style:display-name="WW_CharLFO15LVL6" style:family="text" style:name="855">
      <style:text-properties style:text-underline-type="none" style:text-underline-width="auto"/>
    </style:style>
    <style:style style:parent-style-name="659" style:display-name="WW_CharLFO15LVL7" style:family="text" style:name="856">
      <style:text-properties style:text-underline-type="none" style:text-underline-width="auto"/>
    </style:style>
    <style:style style:parent-style-name="659" style:display-name="WW_CharLFO15LVL8" style:family="text" style:name="857">
      <style:text-properties style:text-underline-type="none" style:text-underline-width="auto"/>
    </style:style>
    <style:style style:parent-style-name="659" style:display-name="WW_CharLFO15LVL9" style:family="text" style:name="858">
      <style:text-properties style:text-underline-type="none" style:text-underline-width="auto"/>
    </style:style>
    <style:style style:parent-style-name="659" style:display-name="WW_CharLFO16LVL1" style:family="text" style:name="859">
      <style:text-properties style:text-underline-type="none" style:text-underline-width="auto"/>
    </style:style>
    <style:style style:parent-style-name="659" style:display-name="WW_CharLFO16LVL2" style:family="text" style:name="860">
      <style:text-properties style:text-underline-type="none" style:text-underline-width="auto"/>
    </style:style>
    <style:style style:parent-style-name="659" style:display-name="WW_CharLFO16LVL3" style:family="text" style:name="861">
      <style:text-properties style:text-underline-type="none" style:text-underline-width="auto"/>
    </style:style>
    <style:style style:parent-style-name="659" style:display-name="WW_CharLFO16LVL4" style:family="text" style:name="862">
      <style:text-properties style:text-underline-type="none" style:text-underline-width="auto"/>
    </style:style>
    <style:style style:parent-style-name="659" style:display-name="WW_CharLFO16LVL5" style:family="text" style:name="863">
      <style:text-properties style:text-underline-type="none" style:text-underline-width="auto"/>
    </style:style>
    <style:style style:parent-style-name="659" style:display-name="WW_CharLFO16LVL6" style:family="text" style:name="864">
      <style:text-properties style:text-underline-type="none" style:text-underline-width="auto"/>
    </style:style>
    <style:style style:parent-style-name="659" style:display-name="WW_CharLFO16LVL7" style:family="text" style:name="865">
      <style:text-properties style:text-underline-type="none" style:text-underline-width="auto"/>
    </style:style>
    <style:style style:parent-style-name="659" style:display-name="WW_CharLFO16LVL8" style:family="text" style:name="866">
      <style:text-properties style:text-underline-type="none" style:text-underline-width="auto"/>
    </style:style>
    <style:style style:parent-style-name="659" style:display-name="WW_CharLFO16LVL9" style:family="text" style:name="867">
      <style:text-properties style:text-underline-type="none" style:text-underline-width="auto"/>
    </style:style>
    <style:style style:parent-style-name="659" style:display-name="WW_CharLFO17LVL1" style:family="text" style:name="868">
      <style:text-properties style:text-underline-type="none" style:text-underline-width="auto"/>
    </style:style>
    <style:style style:parent-style-name="659" style:display-name="WW_CharLFO17LVL2" style:family="text" style:name="869">
      <style:text-properties style:text-underline-type="none" style:text-underline-width="auto"/>
    </style:style>
    <style:style style:parent-style-name="659" style:display-name="WW_CharLFO17LVL3" style:family="text" style:name="870">
      <style:text-properties style:text-underline-type="none" style:text-underline-width="auto"/>
    </style:style>
    <style:style style:parent-style-name="659" style:display-name="WW_CharLFO17LVL4" style:family="text" style:name="871">
      <style:text-properties style:text-underline-type="none" style:text-underline-width="auto"/>
    </style:style>
    <style:style style:parent-style-name="659" style:display-name="WW_CharLFO17LVL5" style:family="text" style:name="872">
      <style:text-properties style:text-underline-type="none" style:text-underline-width="auto"/>
    </style:style>
    <style:style style:parent-style-name="659" style:display-name="WW_CharLFO17LVL6" style:family="text" style:name="873">
      <style:text-properties style:text-underline-type="none" style:text-underline-width="auto"/>
    </style:style>
    <style:style style:parent-style-name="659" style:display-name="WW_CharLFO17LVL7" style:family="text" style:name="874">
      <style:text-properties style:text-underline-type="none" style:text-underline-width="auto"/>
    </style:style>
    <style:style style:parent-style-name="659" style:display-name="WW_CharLFO17LVL8" style:family="text" style:name="875">
      <style:text-properties style:text-underline-type="none" style:text-underline-width="auto"/>
    </style:style>
    <style:style style:parent-style-name="659" style:display-name="WW_CharLFO17LVL9" style:family="text" style:name="876">
      <style:text-properties style:text-underline-type="none" style:text-underline-width="auto"/>
    </style:style>
    <style:style style:parent-style-name="659" style:display-name="WW_CharLFO18LVL1" style:family="text" style:name="877">
      <style:text-properties style:text-underline-type="none" style:text-underline-width="auto"/>
    </style:style>
    <style:style style:parent-style-name="659" style:display-name="WW_CharLFO18LVL2" style:family="text" style:name="878">
      <style:text-properties style:text-underline-type="none" style:text-underline-width="auto"/>
    </style:style>
    <style:style style:parent-style-name="659" style:display-name="WW_CharLFO18LVL3" style:family="text" style:name="879">
      <style:text-properties style:text-underline-type="none" style:text-underline-width="auto"/>
    </style:style>
    <style:style style:parent-style-name="659" style:display-name="WW_CharLFO18LVL4" style:family="text" style:name="880">
      <style:text-properties style:text-underline-type="none" style:text-underline-width="auto"/>
    </style:style>
    <style:style style:parent-style-name="659" style:display-name="WW_CharLFO18LVL5" style:family="text" style:name="881">
      <style:text-properties style:text-underline-type="none" style:text-underline-width="auto"/>
    </style:style>
    <style:style style:parent-style-name="659" style:display-name="WW_CharLFO18LVL6" style:family="text" style:name="882">
      <style:text-properties style:text-underline-type="none" style:text-underline-width="auto"/>
    </style:style>
    <style:style style:parent-style-name="659" style:display-name="WW_CharLFO18LVL7" style:family="text" style:name="883">
      <style:text-properties style:text-underline-type="none" style:text-underline-width="auto"/>
    </style:style>
    <style:style style:parent-style-name="659" style:display-name="WW_CharLFO18LVL8" style:family="text" style:name="884">
      <style:text-properties style:text-underline-type="none" style:text-underline-width="auto"/>
    </style:style>
    <style:style style:parent-style-name="659" style:display-name="WW_CharLFO18LVL9" style:family="text" style:name="885">
      <style:text-properties style:text-underline-type="none" style:text-underline-width="auto"/>
    </style:style>
    <style:style style:parent-style-name="659" style:display-name="WW_CharLFO19LVL1" style:family="text" style:name="886">
      <style:text-properties style:text-underline-type="none" style:text-underline-width="auto"/>
    </style:style>
    <style:style style:parent-style-name="659" style:display-name="WW_CharLFO19LVL2" style:family="text" style:name="887">
      <style:text-properties style:text-underline-type="none" style:text-underline-width="auto"/>
    </style:style>
    <style:style style:parent-style-name="659" style:display-name="WW_CharLFO19LVL3" style:family="text" style:name="888">
      <style:text-properties style:text-underline-type="none" style:text-underline-width="auto"/>
    </style:style>
    <style:style style:parent-style-name="659" style:display-name="WW_CharLFO19LVL4" style:family="text" style:name="889">
      <style:text-properties style:text-underline-type="none" style:text-underline-width="auto"/>
    </style:style>
    <style:style style:parent-style-name="659" style:display-name="WW_CharLFO19LVL5" style:family="text" style:name="890">
      <style:text-properties style:text-underline-type="none" style:text-underline-width="auto"/>
    </style:style>
    <style:style style:parent-style-name="659" style:display-name="WW_CharLFO19LVL6" style:family="text" style:name="891">
      <style:text-properties style:text-underline-type="none" style:text-underline-width="auto"/>
    </style:style>
    <style:style style:parent-style-name="659" style:display-name="WW_CharLFO19LVL7" style:family="text" style:name="892">
      <style:text-properties style:text-underline-type="none" style:text-underline-width="auto"/>
    </style:style>
    <style:style style:parent-style-name="659" style:display-name="WW_CharLFO19LVL8" style:family="text" style:name="893">
      <style:text-properties style:text-underline-type="none" style:text-underline-width="auto"/>
    </style:style>
    <style:style style:parent-style-name="659" style:display-name="WW_CharLFO19LVL9" style:family="text" style:name="894">
      <style:text-properties style:text-underline-type="none" style:text-underline-width="auto"/>
    </style:style>
    <style:style style:parent-style-name="659" style:display-name="WW_CharLFO20LVL1" style:family="text" style:name="895">
      <style:text-properties style:text-underline-type="none" style:text-underline-width="auto"/>
    </style:style>
    <style:style style:parent-style-name="659" style:display-name="WW_CharLFO20LVL2" style:family="text" style:name="896">
      <style:text-properties style:text-underline-type="none" style:text-underline-width="auto"/>
    </style:style>
    <style:style style:parent-style-name="659" style:display-name="WW_CharLFO20LVL3" style:family="text" style:name="897">
      <style:text-properties style:text-underline-type="none" style:text-underline-width="auto"/>
    </style:style>
    <style:style style:parent-style-name="659" style:display-name="WW_CharLFO20LVL4" style:family="text" style:name="898">
      <style:text-properties style:text-underline-type="none" style:text-underline-width="auto"/>
    </style:style>
    <style:style style:parent-style-name="659" style:display-name="WW_CharLFO20LVL5" style:family="text" style:name="899">
      <style:text-properties style:text-underline-type="none" style:text-underline-width="auto"/>
    </style:style>
    <style:style style:parent-style-name="659" style:display-name="WW_CharLFO20LVL6" style:family="text" style:name="900">
      <style:text-properties style:text-underline-type="none" style:text-underline-width="auto"/>
    </style:style>
    <style:style style:parent-style-name="659" style:display-name="WW_CharLFO20LVL7" style:family="text" style:name="901">
      <style:text-properties style:text-underline-type="none" style:text-underline-width="auto"/>
    </style:style>
    <style:style style:parent-style-name="659" style:display-name="WW_CharLFO20LVL8" style:family="text" style:name="902">
      <style:text-properties style:text-underline-type="none" style:text-underline-width="auto"/>
    </style:style>
    <style:style style:parent-style-name="659" style:display-name="WW_CharLFO20LVL9" style:family="text" style:name="903">
      <style:text-properties style:text-underline-type="none" style:text-underline-width="auto"/>
    </style:style>
    <style:style style:parent-style-name="659" style:display-name="T1" style:family="text" style:name="904">
      <style:text-properties fo:font-family="Symbol" style:font-family-complex="Symbol"/>
    </style:style>
    <style:style style:parent-style-name="659" style:display-name="T2" style:family="text" style:name="905">
      <style:text-properties fo:font-family="Courier New" style:font-family-complex="Courier New"/>
    </style:style>
    <style:style style:parent-style-name="659" style:display-name="T3" style:family="text" style:name="906">
      <style:text-properties fo:font-family="Wingdings" style:font-family-complex="Wingdings"/>
    </style:style>
    <style:style style:parent-style-name="659" style:display-name="T4" style:family="text" style:name="907">
      <style:text-properties fo:font-family="Symbol" style:font-family-complex="Symbol"/>
    </style:style>
    <style:style style:parent-style-name="659" style:display-name="T5" style:family="text" style:name="908">
      <style:text-properties fo:font-family="Courier New" style:font-family-complex="Courier New"/>
    </style:style>
    <style:style style:parent-style-name="659" style:display-name="T6" style:family="text" style:name="909">
      <style:text-properties fo:font-family="Wingdings" style:font-family-complex="Wingdings"/>
    </style:style>
    <style:style style:parent-style-name="659" style:display-name="T1" style:family="text" style:name="910">
      <style:text-properties fo:font-family="Symbol" style:font-family-complex="Symbol"/>
    </style:style>
    <style:style style:parent-style-name="659" style:display-name="T2" style:family="text" style:name="911">
      <style:text-properties fo:font-family="Courier New" style:font-family-complex="Courier New"/>
    </style:style>
    <style:style style:parent-style-name="659" style:display-name="T3" style:family="text" style:name="912">
      <style:text-properties fo:font-family="Wingdings" style:font-family-complex="Wingdings"/>
    </style:style>
    <style:style style:parent-style-name="659" style:display-name="T4" style:family="text" style:name="913">
      <style:text-properties fo:font-family="Symbol" style:font-family-complex="Symbol"/>
    </style:style>
    <style:style style:parent-style-name="659" style:display-name="T5" style:family="text" style:name="914">
      <style:text-properties fo:font-family="Courier New" style:font-family-complex="Courier New"/>
    </style:style>
    <style:style style:parent-style-name="659" style:display-name="T6" style:family="text" style:name="915">
      <style:text-properties fo:font-family="Wingdings" style:font-family-complex="Wingdings"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0.635cm" fo:margin-left="6.35cm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fo:text-indent="-0.635cm" fo:margin-left="8.891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0.635cm" fo:margin-left="10.16cm"/>
        </style:list-level-properties>
      </text:list-level-style-bullet>
      <text:list-level-style-bullet text:level="9" text:bullet-char="■">
        <style:list-level-properties text:list-level-position-and-space-mode="label-alignment">
          <style:list-level-label-alignment fo:text-indent="-0.635cm" fo:margin-left="11.43cm"/>
        </style:list-level-properties>
      </text:list-level-style-bullet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9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0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9.7cm" fo:page-height="21cm" style:print-orientation="landscape" fo:margin-top="2.54cm" fo:margin-bottom="2.54cm" fo:margin-left="2.54cm" fo:margin-right="2.54cm"/>
    </style:page-layout>
    <style:page-layout style:name="Mpm2">
      <style:page-layout-properties fo:page-width="29.7cm" fo:page-height="21cm" style:print-orientation="landscape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